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FreeMono" svg:font-family="Free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1.497cm" fo:margin-left="0cm" table:align="left"/>
    </style:style>
    <style:style style:name="Таблица1.A" style:family="table-column">
      <style:table-column-properties style:column-width="1.055cm"/>
    </style:style>
    <style:style style:name="Таблица1.B" style:family="table-column">
      <style:table-column-properties style:column-width="0.443cm"/>
    </style:style>
    <style:style style:name="Таблица1.C" style:family="table-column">
      <style:table-column-properties style:column-width="1.771cm"/>
    </style:style>
    <style:style style:name="Таблица1.O" style:family="table-column">
      <style:table-column-properties style:column-width="0.42cm"/>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O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G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1.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6.745cm" table:align="left" style:may-break-between-rows="false"/>
    </style:style>
    <style:style style:name="Таблица2.A" style:family="table-column">
      <style:table-column-properties style:column-width="1.219cm"/>
    </style:style>
    <style:style style:name="Таблица2.B" style:family="table-column">
      <style:table-column-properties style:column-width="0.443cm"/>
    </style:style>
    <style:style style:name="Таблица2.J" style:family="table-column">
      <style:table-column-properties style:column-width="1.984cm"/>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Таблица2.J1" style:family="table-cell">
      <style:table-cell-properties fo:background-color="transparent" fo:padding="0.097cm" fo:border="0.5pt solid #000000" style:writing-mode="page">
        <style:background-image/>
      </style:table-cell-properties>
    </style:style>
    <style:style style:name="Таблица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6.745cm" table:align="left" style:may-break-between-rows="false"/>
    </style:style>
    <style:style style:name="Таблица3.A" style:family="table-column">
      <style:table-column-properties style:column-width="1.219cm"/>
    </style:style>
    <style:style style:name="Таблица3.B" style:family="table-column">
      <style:table-column-properties style:column-width="0.443cm"/>
    </style:style>
    <style:style style:name="Таблица3.J" style:family="table-column">
      <style:table-column-properties style:column-width="1.984cm"/>
    </style:style>
    <style:style style:name="Таблица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Таблица3.J1" style:family="table-cell">
      <style:table-cell-properties fo:background-color="transparent" fo:padding="0.097cm" fo:border="0.5pt solid #000000" style:writing-mode="page">
        <style:background-image/>
      </style:table-cell-properties>
    </style:style>
    <style:style style:name="Таблица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3.F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7cm" table:align="margins" style:may-break-between-rows="false"/>
    </style:style>
    <style:style style:name="Таблица5.A" style:family="table-column">
      <style:table-column-properties style:column-width="3.401cm" style:rel-column-width="13107*"/>
    </style:style>
    <style:style style:name="Таблица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fo:background-color="transparent" fo:padding="0.097cm" fo:border="0.5pt solid #000000" style:writing-mode="page">
        <style:background-image/>
      </style:table-cell-properties>
    </style:style>
    <style:style style:name="Таблица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7.013cm" fo:margin-left="0cm" table:align="left" style:may-break-between-rows="false"/>
    </style:style>
    <style:style style:name="Таблица6.A" style:family="table-column">
      <style:table-column-properties style:column-width="3.399cm"/>
    </style:style>
    <style:style style:name="Таблица6.B" style:family="table-column">
      <style:table-column-properties style:column-width="3.401cm"/>
    </style:style>
    <style:style style:name="Таблица6.E" style:family="table-column">
      <style:table-column-properties style:column-width="3.413cm"/>
    </style:style>
    <style:style style:name="Таблица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6.E1" style:family="table-cell">
      <style:table-cell-properties fo:background-color="transparent" fo:padding="0.097cm" fo:border="0.5pt solid #000000" style:writing-mode="page">
        <style:background-image/>
      </style:table-cell-properties>
    </style:style>
    <style:style style:name="Таблица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7cm" table:align="center" style:may-break-between-rows="false"/>
    </style:style>
    <style:style style:name="Таблица7.A" style:family="table-column">
      <style:table-column-properties style:column-width="3.399cm"/>
    </style:style>
    <style:style style:name="Таблица7.B" style:family="table-column">
      <style:table-column-properties style:column-width="3.401cm"/>
    </style:style>
    <style:style style:name="Таблица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7.E1" style:family="table-cell">
      <style:table-cell-properties fo:background-color="transparent" fo:padding="0.097cm" fo:border="0.5pt solid #000000" style:writing-mode="page">
        <style:background-image/>
      </style:table-cell-properties>
    </style:style>
    <style:style style:name="Таблица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3.554cm" table:align="left" style:may-break-between-rows="false"/>
    </style:style>
    <style:style style:name="Таблица4.A" style:family="table-column">
      <style:table-column-properties style:column-width="3.071cm"/>
    </style:style>
    <style:style style:name="Таблица4.B" style:family="table-column">
      <style:table-column-properties style:column-width="1.36cm"/>
    </style:style>
    <style:style style:name="Таблица4.C" style:family="table-column">
      <style:table-column-properties style:column-width="1.007cm"/>
    </style:style>
    <style:style style:name="Таблица4.D" style:family="table-column">
      <style:table-column-properties style:column-width="0.443cm"/>
    </style:style>
    <style:style style:name="Таблица4.T" style:family="table-column">
      <style:table-column-properties style:column-width="1.032cm"/>
    </style:style>
    <style:style style:name="Таблица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4.T1" style:family="table-cell">
      <style:table-cell-properties fo:background-color="transparent" fo:padding="0.097cm" fo:border="0.5pt solid #000000" style:writing-mode="page">
        <style:background-image/>
      </style:table-cell-properties>
    </style:style>
    <style:style style:name="Таблица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4.D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4.T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87d1d" officeooo:paragraph-rsid="00187d1d"/>
    </style:style>
    <style:style style:name="P2" style:family="paragraph" style:parent-style-name="Standard">
      <style:text-properties officeooo:rsid="0018c8fe" officeooo:paragraph-rsid="0018c8fe"/>
    </style:style>
    <style:style style:name="P3" style:family="paragraph" style:parent-style-name="Standard">
      <style:text-properties officeooo:rsid="0019f52a" officeooo:paragraph-rsid="0019f52a"/>
    </style:style>
    <style:style style:name="P4" style:family="paragraph" style:parent-style-name="Standard">
      <style:text-properties fo:font-style="normal" officeooo:rsid="0019f52a" officeooo:paragraph-rsid="0019f52a" style:font-style-asian="normal" style:font-style-complex="normal"/>
    </style:style>
    <style:style style:name="P5" style:family="paragraph" style:parent-style-name="Standard">
      <style:text-properties fo:font-style="normal" officeooo:rsid="001d0e99" officeooo:paragraph-rsid="00475b1a" style:font-style-asian="normal" style:font-style-complex="normal"/>
    </style:style>
    <style:style style:name="P6" style:family="paragraph" style:parent-style-name="Standard">
      <style:text-properties fo:font-style="normal" officeooo:rsid="0021c0bc" officeooo:paragraph-rsid="0021c0bc" style:font-style-asian="normal" style:font-style-complex="normal"/>
    </style:style>
    <style:style style:name="P7" style:family="paragraph" style:parent-style-name="Standard">
      <style:text-properties fo:font-style="normal" officeooo:rsid="0022c9b2" officeooo:paragraph-rsid="0022c9b2" style:font-style-asian="normal" style:font-style-complex="normal"/>
    </style:style>
    <style:style style:name="P8" style:family="paragraph" style:parent-style-name="Standard">
      <style:text-properties fo:font-style="normal" officeooo:rsid="00252819" officeooo:paragraph-rsid="00252819" style:font-style-asian="normal" style:font-style-complex="normal"/>
    </style:style>
    <style:style style:name="P9" style:family="paragraph" style:parent-style-name="Standard">
      <style:text-properties fo:font-style="normal" officeooo:rsid="0026150d" officeooo:paragraph-rsid="0026150d" style:font-style-asian="normal" style:font-style-complex="normal"/>
    </style:style>
    <style:style style:name="P10" style:family="paragraph" style:parent-style-name="Standard">
      <style:text-properties fo:font-style="normal" officeooo:rsid="0026150d" officeooo:paragraph-rsid="003c6cef" style:font-style-asian="normal" style:font-style-complex="normal"/>
    </style:style>
    <style:style style:name="P11" style:family="paragraph" style:parent-style-name="Standard">
      <style:text-properties fo:font-style="normal" officeooo:rsid="004b3609" officeooo:paragraph-rsid="004b3609" style:font-style-asian="normal" style:font-style-complex="normal"/>
    </style:style>
    <style:style style:name="P12" style:family="paragraph" style:parent-style-name="Standard">
      <style:text-properties fo:font-style="normal" officeooo:rsid="004bba88" officeooo:paragraph-rsid="004bba88" style:font-style-asian="normal" style:font-style-complex="normal"/>
    </style:style>
    <style:style style:name="P13" style:family="paragraph" style:parent-style-name="Standard">
      <style:text-properties fo:font-style="normal" officeooo:rsid="004fa2f0" officeooo:paragraph-rsid="004f2cb2" style:font-style-asian="normal" style:font-style-complex="normal"/>
    </style:style>
    <style:style style:name="P14" style:family="paragraph" style:parent-style-name="Standard">
      <style:text-properties fo:font-style="normal" officeooo:rsid="0054415d" officeooo:paragraph-rsid="0054c57e" style:font-style-asian="normal" style:font-style-complex="normal"/>
    </style:style>
    <style:style style:name="P15" style:family="paragraph" style:parent-style-name="Standard">
      <style:text-properties fo:font-style="normal" officeooo:rsid="0054c57e" officeooo:paragraph-rsid="0055408f" style:font-style-asian="normal" style:font-style-complex="normal"/>
    </style:style>
    <style:style style:name="P16" style:family="paragraph" style:parent-style-name="Standard">
      <style:text-properties fo:font-style="normal" officeooo:rsid="0055408f" officeooo:paragraph-rsid="0055408f" style:font-style-asian="normal" style:font-style-complex="normal"/>
    </style:style>
    <style:style style:name="P17" style:family="paragraph" style:parent-style-name="Standard">
      <style:text-properties fo:font-style="normal" officeooo:rsid="0056a326" officeooo:paragraph-rsid="0056a326" style:font-style-asian="normal" style:font-style-complex="normal"/>
    </style:style>
    <style:style style:name="P18" style:family="paragraph" style:parent-style-name="Standard">
      <style:text-properties fo:font-style="normal" officeooo:rsid="006df775" officeooo:paragraph-rsid="006df775" style:font-style-asian="normal" style:font-style-complex="normal"/>
    </style:style>
    <style:style style:name="P19" style:family="paragraph" style:parent-style-name="Standard">
      <style:text-properties fo:font-style="normal" officeooo:rsid="00687cab" officeooo:paragraph-rsid="006e37c7" style:font-style-asian="normal" style:font-style-complex="normal"/>
    </style:style>
    <style:style style:name="P20" style:family="paragraph" style:parent-style-name="Standard">
      <style:text-properties fo:font-style="normal" officeooo:rsid="006f35a4" officeooo:paragraph-rsid="006f35a4" style:font-style-asian="normal" style:font-style-complex="normal"/>
    </style:style>
    <style:style style:name="P21" style:family="paragraph" style:parent-style-name="Standard">
      <style:text-properties fo:font-style="normal" officeooo:rsid="007000d8" officeooo:paragraph-rsid="006f35a4" style:font-style-asian="normal" style:font-style-complex="normal"/>
    </style:style>
    <style:style style:name="P22" style:family="paragraph" style:parent-style-name="Standard">
      <style:text-properties fo:font-style="normal" officeooo:rsid="0073f58d" officeooo:paragraph-rsid="007296d3" style:font-style-asian="normal" style:font-style-complex="normal"/>
    </style:style>
    <style:style style:name="P23" style:family="paragraph" style:parent-style-name="Standard">
      <style:text-properties fo:font-style="normal" officeooo:rsid="0073f58d" officeooo:paragraph-rsid="0073f58d" style:font-style-asian="normal" style:font-style-complex="normal"/>
    </style:style>
    <style:style style:name="P24" style:family="paragraph" style:parent-style-name="Standard">
      <style:text-properties fo:font-style="normal" officeooo:rsid="00763917" officeooo:paragraph-rsid="00763917" style:font-style-asian="normal" style:font-style-complex="normal"/>
    </style:style>
    <style:style style:name="P25" style:family="paragraph" style:parent-style-name="Standard">
      <style:text-properties fo:font-style="normal" officeooo:rsid="00781e7e" officeooo:paragraph-rsid="00781e7e" style:font-style-asian="normal" style:font-style-complex="normal"/>
    </style:style>
    <style:style style:name="P26" style:family="paragraph" style:parent-style-name="Standard">
      <style:text-properties fo:font-style="normal" officeooo:rsid="00501eeb" officeooo:paragraph-rsid="00501eeb" style:font-style-asian="normal" style:font-style-complex="normal"/>
    </style:style>
    <style:style style:name="P27" style:family="paragraph" style:parent-style-name="Standard">
      <style:text-properties fo:font-style="normal" officeooo:rsid="008d7204" officeooo:paragraph-rsid="008d7204" style:font-style-asian="normal" style:font-style-complex="normal"/>
    </style:style>
    <style:style style:name="P28" style:family="paragraph" style:parent-style-name="Standard">
      <style:text-properties fo:font-style="normal" officeooo:rsid="008a9db0" officeooo:paragraph-rsid="008a9db0" style:font-style-asian="normal" style:font-style-complex="normal"/>
    </style:style>
    <style:style style:name="P29" style:family="paragraph" style:parent-style-name="Standard">
      <style:text-properties fo:font-style="normal" officeooo:rsid="004f2cb2" officeooo:paragraph-rsid="004f201d" style:font-style-asian="normal" style:font-style-complex="normal"/>
    </style:style>
    <style:style style:name="P30" style:family="paragraph" style:parent-style-name="Standard">
      <style:text-properties fo:font-style="normal" officeooo:rsid="008cdf89" officeooo:paragraph-rsid="008cdf89" style:font-style-asian="normal" style:font-style-complex="normal"/>
    </style:style>
    <style:style style:name="P31" style:family="paragraph" style:parent-style-name="Standard">
      <style:text-properties fo:font-style="normal" officeooo:rsid="009ea47e" officeooo:paragraph-rsid="009ea47e" style:font-style-asian="normal" style:font-style-complex="normal"/>
    </style:style>
    <style:style style:name="P32" style:family="paragraph" style:parent-style-name="Standard">
      <style:text-properties fo:font-style="normal" officeooo:rsid="001c6ff7" officeooo:paragraph-rsid="001c6ff7" style:font-style-asian="normal" style:font-style-complex="normal"/>
    </style:style>
    <style:style style:name="P33" style:family="paragraph" style:parent-style-name="Standard">
      <style:text-properties fo:font-style="normal" officeooo:rsid="00768142" officeooo:paragraph-rsid="00763917" style:font-style-asian="normal" style:font-style-complex="normal"/>
    </style:style>
    <style:style style:name="P34" style:family="paragraph" style:parent-style-name="Standard">
      <style:text-properties officeooo:paragraph-rsid="0026150d"/>
    </style:style>
    <style:style style:name="P35" style:family="paragraph" style:parent-style-name="Standard">
      <style:text-properties officeooo:rsid="002810dd" officeooo:paragraph-rsid="002810dd"/>
    </style:style>
    <style:style style:name="P36" style:family="paragraph" style:parent-style-name="Standard">
      <style:text-properties officeooo:rsid="00286911" officeooo:paragraph-rsid="00286911"/>
    </style:style>
    <style:style style:name="P37" style:family="paragraph" style:parent-style-name="Standard">
      <style:text-properties officeooo:rsid="002a90da" officeooo:paragraph-rsid="002a90da"/>
    </style:style>
    <style:style style:name="P38" style:family="paragraph" style:parent-style-name="Standard">
      <style:text-properties officeooo:rsid="002c2005" officeooo:paragraph-rsid="002c2005"/>
    </style:style>
    <style:style style:name="P39" style:family="paragraph" style:parent-style-name="Standard">
      <style:text-properties officeooo:rsid="002fe222" officeooo:paragraph-rsid="002fe222"/>
    </style:style>
    <style:style style:name="P40" style:family="paragraph" style:parent-style-name="Standard">
      <style:text-properties officeooo:rsid="00336b8b" officeooo:paragraph-rsid="00336b8b"/>
    </style:style>
    <style:style style:name="P41" style:family="paragraph" style:parent-style-name="Standard">
      <style:text-properties officeooo:rsid="00361af0" officeooo:paragraph-rsid="00372376"/>
    </style:style>
    <style:style style:name="P42" style:family="paragraph" style:parent-style-name="Standard">
      <style:text-properties officeooo:rsid="0039622d" officeooo:paragraph-rsid="0039622d"/>
    </style:style>
    <style:style style:name="P43" style:family="paragraph" style:parent-style-name="Standard">
      <style:text-properties officeooo:rsid="003aab9f" officeooo:paragraph-rsid="003aab9f"/>
    </style:style>
    <style:style style:name="P44" style:family="paragraph" style:parent-style-name="Standard">
      <style:text-properties officeooo:paragraph-rsid="003c6cef"/>
    </style:style>
    <style:style style:name="P45" style:family="paragraph" style:parent-style-name="Standard">
      <style:text-properties officeooo:rsid="003c6cef" officeooo:paragraph-rsid="003c6cef"/>
    </style:style>
    <style:style style:name="P46" style:family="paragraph" style:parent-style-name="Standard">
      <style:text-properties officeooo:rsid="004586a4" officeooo:paragraph-rsid="004586a4"/>
    </style:style>
    <style:style style:name="P47" style:family="paragraph" style:parent-style-name="Standard">
      <style:text-properties officeooo:rsid="004bba88" officeooo:paragraph-rsid="003d5b82"/>
    </style:style>
    <style:style style:name="P48" style:family="paragraph" style:parent-style-name="Standard">
      <style:text-properties officeooo:paragraph-rsid="004bba88"/>
    </style:style>
    <style:style style:name="P49" style:family="paragraph" style:parent-style-name="Standard">
      <style:text-properties officeooo:rsid="00579418" officeooo:paragraph-rsid="00579418"/>
    </style:style>
    <style:style style:name="P50" style:family="paragraph" style:parent-style-name="Standard">
      <style:text-properties officeooo:rsid="00579418" officeooo:paragraph-rsid="008d7204"/>
    </style:style>
    <style:style style:name="P51" style:family="paragraph" style:parent-style-name="Standard">
      <style:text-properties officeooo:rsid="0059c5d9" officeooo:paragraph-rsid="0059c5d9"/>
    </style:style>
    <style:style style:name="P52" style:family="paragraph" style:parent-style-name="Standard">
      <style:text-properties officeooo:rsid="005b838e" officeooo:paragraph-rsid="005b838e"/>
    </style:style>
    <style:style style:name="P53" style:family="paragraph" style:parent-style-name="Standard">
      <style:text-properties officeooo:rsid="005c0984" officeooo:paragraph-rsid="005d76e7"/>
    </style:style>
    <style:style style:name="P54" style:family="paragraph" style:parent-style-name="Standard">
      <style:text-properties officeooo:rsid="005e9327" officeooo:paragraph-rsid="005e9327"/>
    </style:style>
    <style:style style:name="P55" style:family="paragraph" style:parent-style-name="Standard">
      <style:text-properties officeooo:rsid="00608906" officeooo:paragraph-rsid="00608906"/>
    </style:style>
    <style:style style:name="P56" style:family="paragraph" style:parent-style-name="Standard">
      <style:text-properties officeooo:rsid="00662c3c" officeooo:paragraph-rsid="00662c3c"/>
    </style:style>
    <style:style style:name="P57" style:family="paragraph" style:parent-style-name="Standard">
      <style:text-properties officeooo:rsid="00670e19" officeooo:paragraph-rsid="00670e19"/>
    </style:style>
    <style:style style:name="P58" style:family="paragraph" style:parent-style-name="Standard">
      <style:text-properties officeooo:rsid="0067b8e5" officeooo:paragraph-rsid="0067b8e5"/>
    </style:style>
    <style:style style:name="P59" style:family="paragraph" style:parent-style-name="Standard">
      <style:text-properties officeooo:rsid="00687cab" officeooo:paragraph-rsid="00687cab"/>
    </style:style>
    <style:style style:name="P60" style:family="paragraph" style:parent-style-name="Standard">
      <style:text-properties officeooo:rsid="006a15b7" officeooo:paragraph-rsid="006a15b7"/>
    </style:style>
    <style:style style:name="P61" style:family="paragraph" style:parent-style-name="Standard">
      <style:text-properties officeooo:rsid="006bb1ad" officeooo:paragraph-rsid="006bb1ad"/>
    </style:style>
    <style:style style:name="P62" style:family="paragraph" style:parent-style-name="Standard">
      <style:text-properties officeooo:rsid="006df775" officeooo:paragraph-rsid="006df775"/>
    </style:style>
    <style:style style:name="P63" style:family="paragraph" style:parent-style-name="Standard">
      <style:text-properties officeooo:rsid="006e37c7" officeooo:paragraph-rsid="006e37c7"/>
    </style:style>
    <style:style style:name="P64" style:family="paragraph" style:parent-style-name="Standard">
      <style:text-properties officeooo:rsid="006f35a4" officeooo:paragraph-rsid="006f35a4"/>
    </style:style>
    <style:style style:name="P65" style:family="paragraph" style:parent-style-name="Standard">
      <style:text-properties officeooo:rsid="00714793" officeooo:paragraph-rsid="00714793"/>
    </style:style>
    <style:style style:name="P66" style:family="paragraph" style:parent-style-name="Standard">
      <style:text-properties officeooo:rsid="0071a599" officeooo:paragraph-rsid="007296d3"/>
    </style:style>
    <style:style style:name="P67" style:family="paragraph" style:parent-style-name="Standard">
      <style:text-properties officeooo:rsid="0071ef2d" officeooo:paragraph-rsid="0071ef2d"/>
    </style:style>
    <style:style style:name="P68" style:family="paragraph" style:parent-style-name="Standard">
      <style:text-properties officeooo:rsid="007296d3" officeooo:paragraph-rsid="007296d3"/>
    </style:style>
    <style:style style:name="P69" style:family="paragraph" style:parent-style-name="Standard">
      <style:text-properties officeooo:rsid="0040c0be" officeooo:paragraph-rsid="0083251c"/>
    </style:style>
    <style:style style:name="P70" style:family="paragraph" style:parent-style-name="Standard">
      <style:text-properties officeooo:rsid="004f2cb2" officeooo:paragraph-rsid="00899f3f"/>
    </style:style>
    <style:style style:name="P71" style:family="paragraph" style:parent-style-name="Standard">
      <style:text-properties officeooo:rsid="008a9db0" officeooo:paragraph-rsid="008a9db0"/>
    </style:style>
    <style:style style:name="P72" style:family="paragraph" style:parent-style-name="Standard">
      <style:text-properties officeooo:rsid="008c5274" officeooo:paragraph-rsid="008c5274"/>
    </style:style>
    <style:style style:name="P73" style:family="paragraph" style:parent-style-name="Standard">
      <style:text-properties officeooo:rsid="0057d277" officeooo:paragraph-rsid="008f01a1"/>
    </style:style>
    <style:style style:name="P74" style:family="paragraph" style:parent-style-name="Standard">
      <style:text-properties officeooo:rsid="00917fb2" officeooo:paragraph-rsid="00917fb2"/>
    </style:style>
    <style:style style:name="P75" style:family="paragraph" style:parent-style-name="Standard">
      <style:text-properties officeooo:rsid="006c7821" officeooo:paragraph-rsid="009310c7"/>
    </style:style>
    <style:style style:name="P76" style:family="paragraph" style:parent-style-name="Standard">
      <style:text-properties officeooo:rsid="0095fc97" officeooo:paragraph-rsid="0095fc97"/>
    </style:style>
    <style:style style:name="P77" style:family="paragraph" style:parent-style-name="Standard">
      <style:text-properties officeooo:rsid="00763917" officeooo:paragraph-rsid="00763917"/>
    </style:style>
    <style:style style:name="P78" style:family="paragraph" style:parent-style-name="Standard">
      <style:text-properties officeooo:rsid="00972785" officeooo:paragraph-rsid="009f49fa"/>
    </style:style>
    <style:style style:name="P79" style:family="paragraph" style:parent-style-name="Standard">
      <style:text-properties officeooo:rsid="0099b9f1" officeooo:paragraph-rsid="0099b9f1"/>
    </style:style>
    <style:style style:name="P80" style:family="paragraph" style:parent-style-name="Standard">
      <style:paragraph-properties fo:text-align="center" style:justify-single-word="false"/>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9b2" officeooo:paragraph-rsid="0022c9b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699" officeooo:paragraph-rsid="0023b69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316" officeooo:paragraph-rsid="0026331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dd" officeooo:paragraph-rsid="002810d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Код">
      <style:text-properties officeooo:paragraph-rsid="004bba88"/>
    </style:style>
    <style:style style:name="P87" style:family="paragraph" style:parent-style-name="Код">
      <style:text-properties officeooo:paragraph-rsid="0056a326"/>
    </style:style>
    <style:style style:name="P88" style:family="paragraph" style:parent-style-name="Quotations">
      <style:text-properties officeooo:paragraph-rsid="009f44e0"/>
    </style:style>
    <style:style style:name="P89" style:family="paragraph" style:parent-style-name="Quotations">
      <style:paragraph-properties fo:text-align="center" style:justify-single-word="false"/>
    </style:style>
    <style:style style:name="P90" style:family="paragraph" style:parent-style-name="Quotations">
      <style:paragraph-properties fo:text-align="center" style:justify-single-word="false"/>
      <style:text-properties officeooo:rsid="009f44e0" officeooo:paragraph-rsid="009f44e0"/>
    </style:style>
    <style:style style:name="P91" style:family="paragraph" style:parent-style-name="Quotations">
      <style:text-properties fo:font-style="normal" style:font-style-asian="normal" style:font-style-complex="normal"/>
    </style:style>
    <style:style style:name="P92" style:family="paragraph" style:parent-style-name="Standard">
      <style:text-properties officeooo:rsid="002e0070" officeooo:paragraph-rsid="00a3068f"/>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699" officeooo:paragraph-rsid="0023b69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69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Heading_20_1">
      <style:text-properties officeooo:paragraph-rsid="00a102e1"/>
    </style:style>
    <style:style style:name="P96" style:family="paragraph" style:parent-style-name="Heading_20_1">
      <style:text-properties officeooo:rsid="00a102e1" officeooo:paragraph-rsid="00a102e1"/>
    </style:style>
    <style:style style:name="P97" style:family="paragraph" style:parent-style-name="Quotations">
      <style:paragraph-properties fo:text-align="center" style:justify-single-word="false"/>
    </style:style>
    <style:style style:name="T1" style:family="text">
      <style:text-properties officeooo:rsid="0019f52a"/>
    </style:style>
    <style:style style:name="T2" style:family="text">
      <style:text-properties officeooo:rsid="001a0c0e"/>
    </style:style>
    <style:style style:name="T3" style:family="text">
      <style:text-properties officeooo:rsid="001e88e6"/>
    </style:style>
    <style:style style:name="T4" style:family="text">
      <style:text-properties officeooo:rsid="001fe7c4"/>
    </style:style>
    <style:style style:name="T5" style:family="text">
      <style:text-properties officeooo:rsid="0022c9b2"/>
    </style:style>
    <style:style style:name="T6" style:family="text">
      <style:text-properties style:font-name="monospace" fo:font-style="normal" officeooo:rsid="0026150d" style:font-style-asian="normal" style:font-style-complex="normal"/>
    </style:style>
    <style:style style:name="T7" style:family="text">
      <style:text-properties style:font-name="monospace" fo:font-style="normal" officeooo:rsid="0056a326"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1c6ff7" style:font-style-asian="normal" style:font-style-complex="normal"/>
    </style:style>
    <style:style style:name="T10" style:family="text">
      <style:text-properties fo:font-style="normal" officeooo:rsid="004daaec" style:font-style-asian="normal" style:font-style-complex="normal"/>
    </style:style>
    <style:style style:name="T11" style:family="text">
      <style:text-properties fo:font-style="normal" officeooo:rsid="004f201d" style:font-style-asian="normal" style:font-style-complex="normal"/>
    </style:style>
    <style:style style:name="T12" style:family="text">
      <style:text-properties fo:font-style="normal" officeooo:rsid="004f2cb2" style:font-style-asian="normal" style:font-style-complex="normal"/>
    </style:style>
    <style:style style:name="T13" style:family="text">
      <style:text-properties fo:font-style="normal" officeooo:rsid="004fa2f0" style:font-style-asian="normal" style:font-style-complex="normal"/>
    </style:style>
    <style:style style:name="T14" style:family="text">
      <style:text-properties fo:font-style="normal" officeooo:rsid="00532303" style:font-style-asian="normal" style:font-style-complex="normal"/>
    </style:style>
    <style:style style:name="T15" style:family="text">
      <style:text-properties fo:font-style="normal" officeooo:rsid="00687cab" style:font-style-asian="normal" style:font-style-complex="normal"/>
    </style:style>
    <style:style style:name="T16" style:family="text">
      <style:text-properties fo:font-style="normal" officeooo:rsid="006f35a4" style:font-style-asian="normal" style:font-style-complex="normal"/>
    </style:style>
    <style:style style:name="T17" style:family="text">
      <style:text-properties fo:font-style="normal" officeooo:rsid="007000d8" style:font-style-asian="normal" style:font-style-complex="normal"/>
    </style:style>
    <style:style style:name="T18" style:family="text">
      <style:text-properties fo:font-style="normal" officeooo:rsid="00714793" style:font-style-asian="normal" style:font-style-complex="normal"/>
    </style:style>
    <style:style style:name="T19" style:family="text">
      <style:text-properties fo:font-style="normal" officeooo:rsid="0071a599" style:font-style-asian="normal" style:font-style-complex="normal"/>
    </style:style>
    <style:style style:name="T20" style:family="text">
      <style:text-properties fo:font-style="normal" officeooo:rsid="0071ef2d" style:font-style-asian="normal" style:font-style-complex="normal"/>
    </style:style>
    <style:style style:name="T21" style:family="text">
      <style:text-properties fo:font-style="normal" officeooo:rsid="007296d3" style:font-style-asian="normal" style:font-style-complex="normal"/>
    </style:style>
    <style:style style:name="T22" style:family="text">
      <style:text-properties fo:font-style="normal" officeooo:rsid="0073f58d" style:font-style-asian="normal" style:font-style-complex="normal"/>
    </style:style>
    <style:style style:name="T23" style:family="text">
      <style:text-properties fo:font-style="normal" officeooo:rsid="00747c06" style:font-style-asian="normal" style:font-style-complex="normal"/>
    </style:style>
    <style:style style:name="T24" style:family="text">
      <style:text-properties fo:font-style="normal" officeooo:rsid="00834a56" style:font-style-asian="normal" style:font-style-complex="normal"/>
    </style:style>
    <style:style style:name="T25" style:family="text">
      <style:text-properties fo:font-style="normal" officeooo:rsid="008359b6" style:font-style-asian="normal" style:font-style-complex="normal"/>
    </style:style>
    <style:style style:name="T26" style:family="text">
      <style:text-properties fo:font-style="normal" officeooo:rsid="00899f3f" style:font-style-asian="normal" style:font-style-complex="normal"/>
    </style:style>
    <style:style style:name="T27" style:family="text">
      <style:text-properties fo:font-style="normal" officeooo:rsid="00954228" style:font-style-asian="normal" style:font-style-complex="normal"/>
    </style:style>
    <style:style style:name="T28" style:family="text">
      <style:text-properties fo:font-style="normal" officeooo:rsid="009559fb" style:font-style-asian="normal" style:font-style-complex="normal"/>
    </style:style>
    <style:style style:name="T29" style:family="text">
      <style:text-properties fo:font-style="normal" officeooo:rsid="00768142" style:font-style-asian="normal" style:font-style-complex="normal"/>
    </style:style>
    <style:style style:name="T30" style:family="text">
      <style:text-properties fo:font-style="normal" officeooo:rsid="009ab8d2" style:font-style-asian="normal" style:font-style-complex="normal"/>
    </style:style>
    <style:style style:name="T31" style:family="text">
      <style:text-properties fo:font-style="normal" officeooo:rsid="00a102e1" style:font-style-asian="normal" style:font-style-complex="normal"/>
    </style:style>
    <style:style style:name="T32" style:family="text">
      <style:text-properties fo:font-style="normal" officeooo:rsid="00a512a2" style:font-style-asian="normal" style:font-style-complex="normal"/>
    </style:style>
    <style:style style:name="T33" style:family="text">
      <style:text-properties fo:font-style="normal" officeooo:rsid="00a5ac04" style:font-style-asian="normal" style:font-style-complex="normal"/>
    </style:style>
    <style:style style:name="T34" style:family="text">
      <style:text-properties fo:font-style="normal" officeooo:rsid="00a88fca" style:font-style-asian="normal" style:font-style-complex="normal"/>
    </style:style>
    <style:style style:name="T35" style:family="text">
      <style:text-properties fo:font-style="normal" officeooo:rsid="00aa4779" style:font-style-asian="normal" style:font-style-complex="normal"/>
    </style:style>
    <style:style style:name="T36" style:family="text">
      <style:text-properties fo:font-style="normal" fo:font-weight="bold"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71a599" style:font-style-asian="normal" style:font-weight-asian="bold" style:font-style-complex="normal" style:font-weight-complex="bold"/>
    </style:style>
    <style:style style:name="T39" style:family="text">
      <style:text-properties fo:font-style="normal" fo:font-weight="bold" officeooo:rsid="0071ef2d" style:font-style-asian="normal" style:font-weight-asian="bold" style:font-style-complex="normal" style:font-weight-complex="bold"/>
    </style:style>
    <style:style style:name="T40" style:family="text">
      <style:text-properties fo:font-style="normal" fo:font-weight="bold" officeooo:rsid="007296d3" style:font-style-asian="normal" style:font-weight-asian="bold" style:font-style-complex="normal" style:font-weight-complex="bold"/>
    </style:style>
    <style:style style:name="T41" style:family="text">
      <style:text-properties fo:font-style="normal" fo:font-weight="bold" officeooo:rsid="0073f58d" style:font-style-asian="normal" style:font-weight-asian="bold" style:font-style-complex="normal" style:font-weight-complex="bold"/>
    </style:style>
    <style:style style:name="T42" style:family="text">
      <style:text-properties fo:font-style="normal" fo:font-weight="bold" officeooo:rsid="00714793" style:font-style-asian="normal" style:font-weight-asian="bold" style:font-style-complex="normal" style:font-weight-complex="bold"/>
    </style:style>
    <style:style style:name="T43" style:family="text">
      <style:text-properties officeooo:rsid="00263316"/>
    </style:style>
    <style:style style:name="T44" style:family="text">
      <style:text-properties officeooo:rsid="00286911"/>
    </style:style>
    <style:style style:name="T45" style:family="text">
      <style:text-properties officeooo:rsid="002c2005"/>
    </style:style>
    <style:style style:name="T46" style:family="text">
      <style:text-properties officeooo:rsid="002e0070"/>
    </style:style>
    <style:style style:name="T47" style:family="text">
      <style:text-properties officeooo:rsid="002f0c46"/>
    </style:style>
    <style:style style:name="T48" style:family="text">
      <style:text-properties officeooo:rsid="003105e5"/>
    </style:style>
    <style:style style:name="T49" style:family="text">
      <style:text-properties officeooo:rsid="00336b8b"/>
    </style:style>
    <style:style style:name="T50" style:family="text">
      <style:text-properties officeooo:rsid="00337304"/>
    </style:style>
    <style:style style:name="T51" style:family="text">
      <style:text-properties officeooo:rsid="00372376"/>
    </style:style>
    <style:style style:name="T52" style:family="text">
      <style:text-properties officeooo:rsid="00475b1a"/>
    </style:style>
    <style:style style:name="T53" style:family="text">
      <style:text-properties officeooo:rsid="004bba88"/>
    </style:style>
    <style:style style:name="T54" style:family="text">
      <style:text-properties officeooo:rsid="00532303"/>
    </style:style>
    <style:style style:name="T55" style:family="text">
      <style:text-properties officeooo:rsid="0053c416"/>
    </style:style>
    <style:style style:name="T56" style:family="text">
      <style:text-properties officeooo:rsid="0054c57e"/>
    </style:style>
    <style:style style:name="T57" style:family="text">
      <style:text-properties officeooo:rsid="0055408f"/>
    </style:style>
    <style:style style:name="T58" style:family="text">
      <style:text-properties officeooo:rsid="0056a326"/>
    </style:style>
    <style:style style:name="T59" style:family="text">
      <style:text-properties fo:color="#000000" style:font-name="monospace" fo:font-style="normal" officeooo:rsid="0056a326" fo:background-color="#ffffff" loext:char-shading-value="0" style:font-style-asian="normal" style:font-style-complex="normal"/>
    </style:style>
    <style:style style:name="T60" style:family="text">
      <style:text-properties fo:color="#000000" style:text-outline="false" style:text-line-through-style="none" style:text-line-through-type="none" style:font-name="Liberation Serif" fo:font-size="12pt" fo:text-shadow="none" style:text-underline-style="none" fo:font-weight="normal" officeooo:rsid="0083251c" style:font-size-asian="12pt" style:font-weight-asian="normal" style:font-size-complex="12pt" style:font-weight-complex="normal" style:text-overline-style="none" style:text-overline-color="font-color"/>
    </style:style>
    <style:style style:name="T61" style:family="text">
      <style:text-properties officeooo:rsid="0057d277"/>
    </style:style>
    <style:style style:name="T62" style:family="text">
      <style:text-properties officeooo:rsid="005c0984"/>
    </style:style>
    <style:style style:name="T63" style:family="text">
      <style:text-properties officeooo:rsid="005d76e7"/>
    </style:style>
    <style:style style:name="T64" style:family="text">
      <style:text-properties officeooo:rsid="005db8ec"/>
    </style:style>
    <style:style style:name="T65" style:family="text">
      <style:text-properties officeooo:rsid="00608906"/>
    </style:style>
    <style:style style:name="T66" style:family="text">
      <style:text-properties officeooo:rsid="00617b3a"/>
    </style:style>
    <style:style style:name="T67" style:family="text">
      <style:text-properties officeooo:rsid="0062b9eb"/>
    </style:style>
    <style:style style:name="T68" style:family="text">
      <style:text-properties officeooo:rsid="0067b8e5"/>
    </style:style>
    <style:style style:name="T69" style:family="text">
      <style:text-properties officeooo:rsid="00687cab"/>
    </style:style>
    <style:style style:name="T70" style:family="text">
      <style:text-properties officeooo:rsid="006a15b7"/>
    </style:style>
    <style:style style:name="T71" style:family="text">
      <style:text-properties officeooo:rsid="006c7821"/>
    </style:style>
    <style:style style:name="T72" style:family="text">
      <style:text-properties officeooo:rsid="006df775"/>
    </style:style>
    <style:style style:name="T73" style:family="text">
      <style:text-properties officeooo:rsid="00763917"/>
    </style:style>
    <style:style style:name="T74" style:family="text">
      <style:text-properties officeooo:rsid="007752eb"/>
    </style:style>
    <style:style style:name="T75" style:family="text">
      <style:text-properties officeooo:rsid="0079ee98"/>
    </style:style>
    <style:style style:name="T76" style:family="text">
      <style:text-properties officeooo:rsid="007aedba"/>
    </style:style>
    <style:style style:name="T77" style:family="text">
      <style:text-properties officeooo:rsid="007c4702"/>
    </style:style>
    <style:style style:name="T78" style:family="text">
      <style:text-properties officeooo:rsid="007d9349"/>
    </style:style>
    <style:style style:name="T79" style:family="text">
      <style:text-properties officeooo:rsid="0082887b"/>
    </style:style>
    <style:style style:name="T80" style:family="text">
      <style:text-properties officeooo:rsid="0083251c"/>
    </style:style>
    <style:style style:name="T81" style:family="text">
      <style:text-properties officeooo:rsid="00834a56"/>
    </style:style>
    <style:style style:name="T82" style:family="text">
      <style:text-properties officeooo:rsid="0086650e"/>
    </style:style>
    <style:style style:name="T83" style:family="text">
      <style:text-properties officeooo:rsid="0086d4fd"/>
    </style:style>
    <style:style style:name="T84" style:family="text">
      <style:text-properties officeooo:rsid="008d7204"/>
    </style:style>
    <style:style style:name="T85" style:family="text">
      <style:text-properties officeooo:rsid="008f01a1"/>
    </style:style>
    <style:style style:name="T86" style:family="text">
      <style:text-properties officeooo:rsid="005c0984" fo:background-color="transparent" loext:char-shading-value="0"/>
    </style:style>
    <style:style style:name="T87" style:family="text">
      <style:text-properties officeooo:rsid="00912beb" fo:background-color="transparent" loext:char-shading-value="0"/>
    </style:style>
    <style:style style:name="T88" style:family="text">
      <style:text-properties officeooo:rsid="00a72214" fo:background-color="transparent" loext:char-shading-value="0"/>
    </style:style>
    <style:style style:name="T89" style:family="text">
      <style:text-properties officeooo:rsid="0090d396"/>
    </style:style>
    <style:style style:name="T90" style:family="text">
      <style:text-properties officeooo:rsid="00912beb"/>
    </style:style>
    <style:style style:name="T91" style:family="text">
      <style:text-properties officeooo:rsid="00917fb2"/>
    </style:style>
    <style:style style:name="T92" style:family="text">
      <style:text-properties officeooo:rsid="009310c7"/>
    </style:style>
    <style:style style:name="T93" style:family="text">
      <style:text-properties officeooo:rsid="0093ab11"/>
    </style:style>
    <style:style style:name="T94" style:family="text">
      <style:text-properties officeooo:rsid="00954228"/>
    </style:style>
    <style:style style:name="T95" style:family="text">
      <style:text-properties officeooo:rsid="0095fc97"/>
    </style:style>
    <style:style style:name="T96" style:family="text">
      <style:text-properties fo:font-weight="bold" style:font-weight-asian="bold" style:font-weight-complex="bold"/>
    </style:style>
    <style:style style:name="T97" style:family="text">
      <style:text-properties fo:font-weight="bold" officeooo:rsid="001a0c0e" style:font-weight-asian="bold" style:font-weight-complex="bold"/>
    </style:style>
    <style:style style:name="T98" style:family="text">
      <style:text-properties fo:font-weight="bold" officeooo:rsid="002f0c46" style:font-weight-asian="bold" style:font-weight-complex="bold"/>
    </style:style>
    <style:style style:name="T99" style:family="text">
      <style:text-properties fo:font-weight="bold" officeooo:rsid="00372376" style:font-weight-asian="bold" style:font-weight-complex="bold"/>
    </style:style>
    <style:style style:name="T100" style:family="text">
      <style:text-properties fo:font-weight="bold" officeooo:rsid="0054c57e" style:font-weight-asian="bold" style:font-weight-complex="bold"/>
    </style:style>
    <style:style style:name="T101" style:family="text">
      <style:text-properties fo:font-weight="bold" officeooo:rsid="005c0984" style:font-weight-asian="bold" style:font-weight-complex="bold"/>
    </style:style>
    <style:style style:name="T102" style:family="text">
      <style:text-properties fo:font-weight="bold" officeooo:rsid="006df775"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officeooo:rsid="00372376" style:font-style-asian="italic" style:font-style-complex="italic"/>
    </style:style>
    <style:style style:name="T105" style:family="text">
      <style:text-properties fo:font-style="italic" officeooo:rsid="0053c416" style:font-style-asian="italic" style:font-style-complex="italic"/>
    </style:style>
    <style:style style:name="T106" style:family="text">
      <style:text-properties fo:font-style="italic" officeooo:rsid="0057d277" style:font-style-asian="italic" style:font-style-complex="italic"/>
    </style:style>
    <style:style style:name="T107" style:family="text">
      <style:text-properties fo:font-style="italic" officeooo:rsid="008d7204" style:font-style-asian="italic" style:font-style-complex="italic"/>
    </style:style>
    <style:style style:name="T108" style:family="text">
      <style:text-properties fo:font-style="italic" officeooo:rsid="008f01a1" style:font-style-asian="italic" style:font-style-complex="italic"/>
    </style:style>
    <style:style style:name="T109" style:family="text">
      <style:text-properties fo:font-style="italic" officeooo:rsid="005db8ec" style:font-style-asian="italic" style:font-style-complex="italic"/>
    </style:style>
    <style:style style:name="T110" style:family="text">
      <style:text-properties fo:font-style="italic" officeooo:rsid="00912beb" style:font-style-asian="italic" style:font-style-complex="italic"/>
    </style:style>
    <style:style style:name="T111" style:family="text">
      <style:text-properties fo:font-style="italic" officeooo:rsid="005c0984" fo:background-color="transparent" loext:char-shading-value="0" style:font-style-asian="italic" style:font-style-complex="italic"/>
    </style:style>
    <style:style style:name="T112" style:family="text">
      <style:text-properties officeooo:rsid="00a102e1"/>
    </style:style>
    <style:style style:name="T113" style:family="text">
      <style:text-properties officeooo:rsid="00a1e3f2"/>
    </style:style>
    <style:style style:name="T114" style:family="text">
      <style:text-properties officeooo:rsid="00a21205"/>
    </style:style>
    <style:style style:name="T115" style:family="text">
      <style:text-properties officeooo:rsid="00a3068f"/>
    </style:style>
    <style:style style:name="T116" style:family="text">
      <style:text-properties officeooo:rsid="00a3f89a"/>
    </style:style>
    <style:style style:name="T117" style:family="text">
      <style:text-properties officeooo:rsid="00a512a2"/>
    </style:style>
    <style:style style:name="T118" style:family="text">
      <style:text-properties officeooo:rsid="00a72214"/>
    </style:style>
    <style:style style:name="T119" style:family="text">
      <style:text-properties officeooo:rsid="00a88fca"/>
    </style:style>
    <style:style style:name="T120" style:family="text">
      <style:text-properties officeooo:rsid="00aa47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Изобретаем библиотеку vusb</text:p>
      <text:p text:style-name="P1"/>
      <text:h text:style-name="Heading_20_1" text:outline-level="1">Введение</text:h>
      <text:p text:style-name="Standard"><text:tab/><text:span text:style-name="T120">После прочтения названия может возникнуть закономерный вопрос: зачем в наше время изучать программную реализацию low-speed USB, когда существует куча дешевых контроллеров с аппаратным модулем? Дело в том, что аппаратный модуль, скрывая уровень обмена логическими уровнями, превращает протокол USB в своеобразную магию. Для того же, чтобы прочувствовать как эта «магия» работает, нет ничего лучше, чем воспроизвести ее с нуля, начиная с самого низкого уровня.</text:span></text:p>
      <text:p text:style-name="Standard"><text:span text:style-name="T120"><text:tab/>С этой целью попробуем изготовить на основе контроллера ATmega8 устройство, <text:s/>прикидывающееся USB-HID`ом. В отличие от распространенной литературы, мы пойдем не от теории к практике, от самого нижнего уровня к верхнему, от логических напряжений на выводах, и закончим «изобретением» той самой vusb, после каждого шага проверяя, работает ли код как ожидалось. Отдельно отмечу, что не изобретаю альтернативу этой библиотеке, а напротив, последовательно воспроизвожу ее исходный код, максимально сохраняя оригинальную структуру и названия, поясняя, для чего служит тот или иной участок. Впрочем, привычный для меня стиль написания кода отличается от стиля авторов vusb. Сразу же честно признаюсь, что помимо альтруистического интереса (рассказать другим сложную тему) имею и корыстный — изучить тему самостоятельно и через объяснение выловить для себя максимум тонких моментов. Отсюда же следует, что какой-то важный момент может </text:span>быть упущен, или какая-то тема не до конца раскрыта.</text:p>
      <text:p text:style-name="Standard"><text:tab/>Для лучшего восприятия кода я постарался выделить измененные участки комментариями и убрать оные из участков, рассмотренных ранее. Собственно, исходный код и будет основным источником информации, а текст — пояснением что и для чего делалось, а также какой результат ожидается.</text:p>
      <text:p text:style-name="Standard"><text:tab/>Также отмечу, что рассматривается только low-speed USB, даже без упоминания, чем отличаются более скоростные разновидности.</text:p>
      <text:p text:style-name="P2"/>
      <text:h text:style-name="Heading_20_1" text:outline-level="1"><text:span text:style-name="T112">Шаг 0. </text:span>Железо <text:span text:style-name="T113">и прочая подготовка</text:span></text:h>
      <text:p text:style-name="Standard"><text:tab/>В качестве подопытного возьмем самодельную отладочную платку на основе ATmega8 с кварцем 12 МГц. Схему приводить не буду, она вполне стандартна <text:span text:style-name="T75">(см. официальный сайт vusb)</text:span>, единственное что стоит упомянуть, так это используемые выводы. В моем случае выводу D+ соответствует PD2, выводу D- PD3, а подтяжка висит на PD4. В принципе, подтягивающий резистор можно было соединить и с питанием, но ручное управление им кажется чуть более соответствующим стандарту.</text:p>
      <text:p text:style-name="Standard"><text:tab/>С разъема USB подается питание 5 В, однако на сигнальных линиях ожидается не более 3.6 В (зачем так было сделано для меня загадка). Значит нужно либо понизить питание контроллера, либо поставить стабилитроны на сигнальные линии. Я выбрал второй вариант, но <text:span text:style-name="T1">по большому счету это не принципиально.</text:span></text:p>
      <text:p text:style-name="Standard"><text:tab/>Раз уж мы «изобретаем» реализацию, было бы неплохо видеть, что же происходит в мозгах контроллера, то есть необходима хоть какая-то отладочная информация. В моем случае это два светодиода на PD6, PD7 и, самое главное, UART на PD0, PD1, настроенный на 115200, так что болтовню контроллера можно будет слушать через обычный screen <text:span text:style-name="T113">или другую программу для работы с COM-портом</text:span>:</text:p>
      <text:p text:style-name="P3"/>
      <text:p text:style-name="Код">$ screen /dev/ttyUSB0 115200</text:p>
      <text:p text:style-name="Standard"/>
      <text:p text:style-name="P25"><text:tab/>Также полезной утилитой при отладке USB окажется wireshark с соответствующим модулем (он, правда, не всегда запускается с «<text:span text:style-name="T75">из коробки»</text:span>, <text:span text:style-name="T75">но решение подобных проблем вполне успешно находится в интернете и не является задачей данной статьи</text:span>).</text:p>
      <text:p text:style-name="P4"><text:soft-page-break/><text:span text:style-name="T75"><text:tab/>Здесь м</text:span>ожно было бы потратить еще килобайт текста на описание программатора, makefile`ов и прочего, но вряд ли это имеет смысл. Точно так же не буду акцентировать внимание на настройках периферии, не связанных с USB. <text:span text:style-name="T75">Если кто-то не может разобраться даже с этим, тем, быть может, и в недра программного USB лезть рано?</text:span></text:p>
      <text:p text:style-name="P4"/>
      <text:h text:style-name="Heading_20_1" text:outline-level="1"><text:span text:style-name="T112">Шаг</text:span> 1. Принимаем хоть что-то</text:h>
      <text:p text:style-name="P4"><text:tab/>Согласно документации, USB поддерживает несколько фиксированных скоростей, из которых AVR потянет только самую низкую: 1.5 мегабита в секунду. <text:span text:style-name="T76">Она определяется по подтягивающему резистору и последующему общению. Для выбранной нами частоты резистор должен соединять D- с питанием 3.3 В и иметь номинал 1.5 кОм, но на практике можно соединять и с +5 В, и номинал немного варьировать.</text:span> <text:span text:style-name="T2">При частоте контроллера 12 МГц на один бит приходится всего 8 тактов. Понятно, что такая точность и скорость достижимы только на ассемблере, так что заведем файл </text:span><text:span text:style-name="T97">drvasm.S</text:span><text:span text:style-name="T2">. Отсюда же следует необходимость использования прерывания для отлова начала приема байта. Радует, что первый байт, передаваемый по USB, всегда одинаковый, SYNC, так что если попадем не в начало, ничего страшного. В результате с момента начала байта до его конца проходит всего 64 такта контроллера (на самом деле запас еще меньше), так что использовать другие прерывания, не связанные с USB не стоит.</text:span></text:p>
      <text:p text:style-name="P32"><text:tab/>Сразу же вынесем конфигурацию в отдельный файл <text:span text:style-name="T96">usbconfig.h</text:span>. Именно там будут заданы выводы, отвечающие за USB, а также используемые биты, <text:span text:style-name="T114">константы</text:span> и регистры.</text:p>
      <text:p text:style-name="P88"><text:tab/></text:p>
      <text:p text:style-name="P90">Теоретическая вставка</text:p>
      <text:p text:style-name="P88"><text:tab/>Передача по протоколу USB осуществляется пакетами по нескольку байт в каждом. Первым байтом всегда идет байт синхронизации <text:span text:style-name="T77">SYNC, равный</text:span> 0b10000000, вторым — байт-идентификатор пакета <text:span text:style-name="T77">PID</text:span>. Передача каждого байта идет от младшего бита к старшему (это не совсем так, но в vusb эту тонкость игнорируют, <text:span text:style-name="T77">учитывая в другом месте</text:span>) при помощи кодирования NRZI. Этот способ заключается в том, что логический <text:span text:style-name="T77">ноль</text:span> передается изменением логического уровня на противоположный, а логическая единица — не-изменением. Кроме того, вводится защита от рассинхронизации (которой мы пользоваться не будем, но учитывать должны) источника и приемника сигнала: если <text:span text:style-name="T77">в передаваемой последовательности есть </text:span>шесть единиц подряд, то есть шесть тактов подряд состояние выводов не меняется, в <text:span text:style-name="T77">передачу</text:span> добавляется принудительная инверсия, как будто передается ноль. Таким образом размер байта может составлять 8 или 9 бит.</text:p>
      <text:p text:style-name="P88"><text:tab/>Еще стоит упомянуть о том, что линии данных в USB дифференциальные, то есть когда на D+ высокий уровень, на D- он низкий <text:span text:style-name="T4">(это называется K-состояние)</text:span> и наоборот <text:span text:style-name="T4">(J-состояние)</text:span>. Это сделано для лучшей помехозащищенности на высокой частоте. Правда, есть и исключение: сигнал конца пакета (он называется SE0) передается притягиванием обеих сигнальных линий к земле (D+ = D- = 0). Есть еще два сигнала, <text:span text:style-name="T3">передаваемые удерживанием на линии D+ низкого напряжения, а на D- высокого, в течение различного времени. Если время небольшое (длина одного байта или чуть больше) то это Idle, пауза между пакетами, а если большое — сигнал сброса.</text:span></text:p>
      <text:p text:style-name="P88"/>
      <text:p text:style-name="P6"><text:tab/>Итак, передача идет по дифференциальной паре, не считая экзотического случая SE0, но его пока рассматривать не будем. Значит <text:span text:style-name="T5">для определения состояния шины USB нам достаточно одной линии, D+ или D-. По большому счету, разницы какую выбрать, нет, но для определенности пусть будет D-.</text:span></text:p>
      <text:p text:style-name="P7"><text:tab/>Начало пакета можно определить по приему байта SYNC после длительного Idle`а. Состоянию Idle соответствует лог.1 на линии D- <text:span text:style-name="T77">(оно же J-состояние)</text:span>, а байт SYNC равен 0b100000, но он передается от младшего бита к старшему, да еще закодирован в NRZI, то есть каждый ноль означает инверсию сигнала, а единица — сохранение прежнего уровня. Значит последовательность состояний D- будет следующей:</text:p>
      <table:table table:name="Таблица1" table:style-name="Таблица1">
        <table:table-column table:style-name="Таблица1.A"/>
        <table:table-column table:style-name="Таблица1.B"/>
        <table:table-column table:style-name="Таблица1.C"/>
        <table:table-column table:style-name="Таблица1.B" table:number-columns-repeated="11"/>
        <table:table-column table:style-name="Таблица1.O" table:number-columns-repeated="8"/>
        <text:soft-page-break/>
        <table:table-row>
          <table:table-cell table:style-name="Таблица1.A1" office:value-type="string">
            <text:p text:style-name="P83">байт</text:p>
          </table:table-cell>
          <table:table-cell table:style-name="Таблица1.A1" table:number-columns-spanned="5" office:value-type="string">
            <text:p text:style-name="P83">Idle</text:p>
          </table:table-cell>
          <table:covered-table-cell/>
          <table:covered-table-cell/>
          <table:covered-table-cell/>
          <table:covered-table-cell/>
          <table:table-cell table:style-name="Таблица1.A1" table:number-columns-spanned="8" office:value-type="string">
            <text:p text:style-name="P83">SYNC</text:p>
          </table:table-cell>
          <table:covered-table-cell/>
          <table:covered-table-cell/>
          <table:covered-table-cell/>
          <table:covered-table-cell/>
          <table:covered-table-cell/>
          <table:covered-table-cell/>
          <table:covered-table-cell/>
          <table:table-cell table:style-name="Таблица1.O1" table:number-columns-spanned="8" office:value-type="string">
            <text:p text:style-name="P82">PID</text:p>
          </table:table-cell>
          <table:covered-table-cell/>
          <table:covered-table-cell/>
          <table:covered-table-cell/>
          <table:covered-table-cell/>
          <table:covered-table-cell/>
          <table:covered-table-cell/>
          <table:covered-table-cell/>
        </table:table-row>
        <table:table-row>
          <table:table-cell table:style-name="Таблица1.A2" office:value-type="string">
            <text:p text:style-name="P83">USB</text:p>
          </table:table-cell>
          <table:table-cell table:style-name="Таблица1.A2" office:value-type="string">
            <text:p text:style-name="P81">-</text:p>
          </table:table-cell>
          <table:table-cell table:style-name="Таблица1.A2" table:number-rows-spanned="2" office:value-type="string">
            <text:p text:style-name="P94">...</text:p>
          </table:table-cell>
          <table:table-cell table:style-name="Таблица1.A2" office:value-type="string">
            <text:p text:style-name="P81">-</text:p>
          </table:table-cell>
          <table:table-cell table:style-name="Таблица1.A2" office:value-type="string">
            <text:p text:style-name="P81">-</text:p>
          </table:table-cell>
          <table:table-cell table:style-name="Таблица1.A2" office:value-type="string">
            <text:p text:style-name="P81">-</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0</text:p>
          </table:table-cell>
          <table:table-cell table:style-name="Таблица1.G2" office:value-type="string">
            <text:p text:style-name="P83">1</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V2" office:value-type="string">
            <text:p text:style-name="P83">?</text:p>
          </table:table-cell>
        </table:table-row>
        <table:table-row>
          <table:table-cell table:style-name="Таблица1.A2" office:value-type="string">
            <text:p text:style-name="P82">D-</text:p>
          </table:table-cell>
          <table:table-cell table:style-name="Таблица1.A2" office:value-type="string">
            <text:p text:style-name="P83">1</text:p>
          </table:table-cell>
          <table:covered-table-cell/>
          <table:table-cell table:style-name="Таблица1.A2" office:value-type="string">
            <text:p text:style-name="P83">1</text:p>
          </table:table-cell>
          <table:table-cell table:style-name="Таблица1.A2" office:value-type="string">
            <text:p text:style-name="P83">1</text:p>
          </table:table-cell>
          <table:table-cell table:style-name="Таблица1.A2" office:value-type="string">
            <text:p text:style-name="P83">1</text:p>
          </table:table-cell>
          <table:table-cell table:style-name="Таблица1.G2" office:value-type="string">
            <text:p text:style-name="P82">0</text:p>
          </table:table-cell>
          <table:table-cell table:style-name="Таблица1.G2" office:value-type="string">
            <text:p text:style-name="P82">1</text:p>
          </table:table-cell>
          <table:table-cell table:style-name="Таблица1.G2" office:value-type="string">
            <text:p text:style-name="P82">0</text:p>
          </table:table-cell>
          <table:table-cell table:style-name="Таблица1.G2" office:value-type="string">
            <text:p text:style-name="P82">1</text:p>
          </table:table-cell>
          <table:table-cell table:style-name="Таблица1.G2" office:value-type="string">
            <text:p text:style-name="P82">0</text:p>
          </table:table-cell>
          <table:table-cell table:style-name="Таблица1.G2" office:value-type="string">
            <text:p text:style-name="P82">1</text:p>
          </table:table-cell>
          <table:table-cell table:style-name="Таблица1.G2" office:value-type="string">
            <text:p text:style-name="P82">0</text:p>
          </table:table-cell>
          <table:table-cell table:style-name="Таблица1.G2" office:value-type="string">
            <text:p text:style-name="P82">0</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V2" office:value-type="string">
            <text:p text:style-name="P82">?</text:p>
          </table:table-cell>
        </table:table-row>
      </table:table>
      <text:p text:style-name="P8"/>
      <text:p text:style-name="P8"><text:tab/>Начало пакета проще всего детектировать по спадающему фронту, на него и настроим прерывание. Но вдруг во время начала приема контроллер будет занят и не сможет войти в прерывание немедленно? Чтобы в такой ситуации не сбиться со счета <text:span text:style-name="T77">тактов</text:span>, воспользуемся байтом SYNC по прямому назначению. Он сплошь состоит из фронтов на границах битов, так что мы можем подождать один из них, потом еще пол-<text:span text:style-name="T77">бита,</text:span> и попадем прямо в середину следующего. Впрочем, ждать «какого-нибудь» фронта — не лучшая идея, нам ведь надо не просто попасть в середину бита, но и знать в какой <text:span text:style-name="T77">по счету </text:span>бит мы попали. И для этого SYNC также подходит: <text:span text:style-name="T77">у </text:span>него в конце идут два нулевых бита подряд (они же K-состояния). Вот их и будем ловить. Итак, в файле <text:span text:style-name="T96">drvasm.S</text:span> появляется кусок кода от входа в прерывание до <text:span text:style-name="T96">foundK</text:span>. Причем за счет времени на проверку состояния порта, на безусловный переход и прочее, <text:span text:style-name="T77">в метку мы попадаем далеко не в начале бита, а как раз к середине. Но проверять этот же бит бессмысленно, мы ведь и так знаем его значение. Поэтому ждем 8 тактов (пока что пустыми nop`ами) и проверяем следующий бит. Если он тоже нулевой, то мы нашли конец SYNC`а и можем переходить к приему значащих битов.</text:span></text:p>
      <text:p text:style-name="P9"><text:tab/>Собственно, весь дальнейший код предназначен для считывания еще двух байтов с последующим выводом на UART. Ну и ожидание состояния SE0 чтобы не попасть случайно в следующий пакет.</text:p>
      <text:p text:style-name="P10"><text:tab/>Теперь можно скомпилировать полученный код и посмотреть, какие же байты принимает наше устройство. Лично у меня последовательность следующая:</text:p>
      <text:p text:style-name="Код"><text:span text:style-name="T6"><text:line-break/></text:span>4E 55 00 00 4E 55 00 00 4E 55 00 00 4E 55 00 00 4E 55 00 00 </text:p>
      <text:p text:style-name="P44"><text:line-break/><text:tab/><text:span text:style-name="T43">Напоминаю, выводим мы сырые данные, без учета добавочных нулей и декодирования NRZI. Попробуем декодировать вручную, начиная с младшего бита:</text:span></text:p>
      <table:table table:name="Таблица2" table:style-name="Таблица2">
        <table:table-column table:style-name="Таблица2.A"/>
        <table:table-column table:style-name="Таблица2.B" table:number-columns-repeated="8"/>
        <table:table-column table:style-name="Таблица2.J"/>
        <table:table-row>
          <table:table-cell table:style-name="Таблица2.A1" table:number-rows-spanned="2" office:value-type="string">
            <text:p text:style-name="P81"/>
            <text:p text:style-name="P84">NRZI</text:p>
          </table:table-cell>
          <table:table-cell table:style-name="Таблица2.A1" table:number-columns-spanned="4" office:value-type="string">
            <text:p text:style-name="P85">4</text:p>
          </table:table-cell>
          <table:covered-table-cell/>
          <table:covered-table-cell/>
          <table:covered-table-cell/>
          <table:table-cell table:style-name="Таблица2.F1" table:number-columns-spanned="4" office:value-type="string">
            <text:p text:style-name="P85">E</text:p>
          </table:table-cell>
          <table:covered-table-cell/>
          <table:covered-table-cell/>
          <table:covered-table-cell/>
          <table:table-cell table:style-name="Таблица2.J1" office:value-type="string">
            <text:p text:style-name="P84">Пред. бит</text:p>
          </table:table-cell>
        </table:table-row>
        <table:table-row>
          <table:covered-table-cell/>
          <table:table-cell table:style-name="Таблица2.B2" office:value-type="string">
            <text:p text:style-name="P84">0</text:p>
          </table:table-cell>
          <table:table-cell table:style-name="Таблица2.B2" office:value-type="string">
            <text:p text:style-name="P84">1</text:p>
          </table:table-cell>
          <table:table-cell table:style-name="Таблица2.B2" office:value-type="string">
            <text:p text:style-name="P84">0</text:p>
          </table:table-cell>
          <table:table-cell table:style-name="Таблица2.B2" office:value-type="string">
            <text:p text:style-name="P84">0</text:p>
          </table:table-cell>
          <table:table-cell table:style-name="Таблица2.F2" office:value-type="string">
            <text:p text:style-name="P84">1</text:p>
          </table:table-cell>
          <table:table-cell table:style-name="Таблица2.F2" office:value-type="string">
            <text:p text:style-name="P84">1</text:p>
          </table:table-cell>
          <table:table-cell table:style-name="Таблица2.F2" office:value-type="string">
            <text:p text:style-name="P84">1</text:p>
          </table:table-cell>
          <table:table-cell table:style-name="Таблица2.F2" office:value-type="string">
            <text:p text:style-name="P84">0</text:p>
          </table:table-cell>
          <table:table-cell table:style-name="Таблица2.J2" office:value-type="string">
            <text:p text:style-name="P84">0</text:p>
          </table:table-cell>
        </table:table-row>
        <table:table-row>
          <table:table-cell table:style-name="Таблица2.B2" table:number-rows-spanned="2" office:value-type="string">
            <text:p text:style-name="P84">байт</text:p>
          </table:table-cell>
          <table:table-cell table:style-name="Таблица2.B2" office:value-type="string">
            <text:p text:style-name="P85">0</text:p>
          </table:table-cell>
          <table:table-cell table:style-name="Таблица2.B2" office:value-type="string">
            <text:p text:style-name="P85">0</text:p>
          </table:table-cell>
          <table:table-cell table:style-name="Таблица2.B2" office:value-type="string">
            <text:p text:style-name="P85">1</text:p>
          </table:table-cell>
          <table:table-cell table:style-name="Таблица2.B2" office:value-type="string">
            <text:p text:style-name="P85">0</text:p>
          </table:table-cell>
          <table:table-cell table:style-name="Таблица2.F2" office:value-type="string">
            <text:p text:style-name="P85">1</text:p>
          </table:table-cell>
          <table:table-cell table:style-name="Таблица2.F2" office:value-type="string">
            <text:p text:style-name="P85">1</text:p>
          </table:table-cell>
          <table:table-cell table:style-name="Таблица2.F2" office:value-type="string">
            <text:p text:style-name="P85">0</text:p>
          </table:table-cell>
          <table:table-cell table:style-name="Таблица2.F2" office:value-type="string">
            <text:p text:style-name="P85">1</text:p>
          </table:table-cell>
          <table:table-cell table:style-name="Таблица2.J2" office:value-type="string">
            <text:p text:style-name="P81"/>
          </table:table-cell>
        </table:table-row>
        <table:table-row>
          <table:covered-table-cell/>
          <table:table-cell table:style-name="Таблица2.B2" table:number-columns-spanned="4" office:value-type="string">
            <text:p text:style-name="P85">2</text:p>
          </table:table-cell>
          <table:covered-table-cell/>
          <table:covered-table-cell/>
          <table:covered-table-cell/>
          <table:table-cell table:style-name="Таблица2.F2" table:number-columns-spanned="4" office:value-type="string">
            <text:p text:style-name="P85">D</text:p>
          </table:table-cell>
          <table:covered-table-cell/>
          <table:covered-table-cell/>
          <table:covered-table-cell/>
          <table:table-cell table:style-name="Таблица2.J2" office:value-type="string">
            <text:p text:style-name="P81"/>
          </table:table-cell>
        </table:table-row>
      </table:table>
      <text:p text:style-name="Text_20_body"/>
      <table:table table:name="Таблица3" table:style-name="Таблица3">
        <table:table-column table:style-name="Таблица3.A"/>
        <table:table-column table:style-name="Таблица3.B" table:number-columns-repeated="8"/>
        <table:table-column table:style-name="Таблица3.J"/>
        <table:table-row>
          <table:table-cell table:style-name="Таблица3.A1" table:number-rows-spanned="2" office:value-type="string">
            <text:p text:style-name="P85">NRZI</text:p>
          </table:table-cell>
          <table:table-cell table:style-name="Таблица3.A1" table:number-columns-spanned="4" office:value-type="string">
            <text:p text:style-name="P85">5</text:p>
          </table:table-cell>
          <table:covered-table-cell/>
          <table:covered-table-cell/>
          <table:covered-table-cell/>
          <table:table-cell table:style-name="Таблица3.F1" table:number-columns-spanned="4" office:value-type="string">
            <text:p text:style-name="P85">5</text:p>
          </table:table-cell>
          <table:covered-table-cell/>
          <table:covered-table-cell/>
          <table:covered-table-cell/>
          <table:table-cell table:style-name="Таблица3.J1" office:value-type="string">
            <text:p text:style-name="P84">Пред. бит</text:p>
          </table:table-cell>
        </table:table-row>
        <table:table-row>
          <table:covered-table-cell/>
          <table:table-cell table:style-name="Таблица3.B2" office:value-type="string">
            <text:p text:style-name="P85">0</text:p>
          </table:table-cell>
          <table:table-cell table:style-name="Таблица3.B2" office:value-type="string">
            <text:p text:style-name="P85">1</text:p>
          </table:table-cell>
          <table:table-cell table:style-name="Таблица3.B2" office:value-type="string">
            <text:p text:style-name="P85">0</text:p>
          </table:table-cell>
          <table:table-cell table:style-name="Таблица3.B2" office:value-type="string">
            <text:p text:style-name="P85">1</text:p>
          </table:table-cell>
          <table:table-cell table:style-name="Таблица3.F2" office:value-type="string">
            <text:p text:style-name="P85">0</text:p>
          </table:table-cell>
          <table:table-cell table:style-name="Таблица3.F2" office:value-type="string">
            <text:p text:style-name="P85">1</text:p>
          </table:table-cell>
          <table:table-cell table:style-name="Таблица3.F2" office:value-type="string">
            <text:p text:style-name="P85">0</text:p>
          </table:table-cell>
          <table:table-cell table:style-name="Таблица3.F2" office:value-type="string">
            <text:p text:style-name="P85">1</text:p>
          </table:table-cell>
          <table:table-cell table:style-name="Таблица3.J2" office:value-type="string">
            <text:p text:style-name="P85">0</text:p>
          </table:table-cell>
        </table:table-row>
        <table:table-row>
          <table:table-cell table:style-name="Таблица3.B2" table:number-rows-spanned="2" office:value-type="string">
            <text:p text:style-name="P85">байт</text:p>
          </table:table-cell>
          <table:table-cell table:style-name="Таблица3.B2" office:value-type="string">
            <text:p text:style-name="P85">0</text:p>
          </table:table-cell>
          <table:table-cell table:style-name="Таблица3.B2" office:value-type="string">
            <text:p text:style-name="P85">0</text:p>
          </table:table-cell>
          <table:table-cell table:style-name="Таблица3.B2" office:value-type="string">
            <text:p text:style-name="P85">0</text:p>
          </table:table-cell>
          <table:table-cell table:style-name="Таблица3.B2" office:value-type="string">
            <text:p text:style-name="P85">0</text:p>
          </table:table-cell>
          <table:table-cell table:style-name="Таблица3.F2" office:value-type="string">
            <text:p text:style-name="P85">0</text:p>
          </table:table-cell>
          <table:table-cell table:style-name="Таблица3.F2" office:value-type="string">
            <text:p text:style-name="P85">0</text:p>
          </table:table-cell>
          <table:table-cell table:style-name="Таблица3.F2" office:value-type="string">
            <text:p text:style-name="P85">0</text:p>
          </table:table-cell>
          <table:table-cell table:style-name="Таблица3.F2" office:value-type="string">
            <text:p text:style-name="P85">0</text:p>
          </table:table-cell>
          <table:table-cell table:style-name="Таблица3.J2" office:value-type="string">
            <text:p text:style-name="P81"/>
          </table:table-cell>
        </table:table-row>
        <table:table-row>
          <table:covered-table-cell/>
          <table:table-cell table:style-name="Таблица3.B2" table:number-columns-spanned="4" office:value-type="string">
            <text:p text:style-name="P85">0</text:p>
          </table:table-cell>
          <table:covered-table-cell/>
          <table:covered-table-cell/>
          <table:covered-table-cell/>
          <table:table-cell table:style-name="Таблица3.F2" table:number-columns-spanned="4" office:value-type="string">
            <text:p text:style-name="P85">0</text:p>
          </table:table-cell>
          <table:covered-table-cell/>
          <table:covered-table-cell/>
          <table:covered-table-cell/>
          <table:table-cell table:style-name="Таблица3.J2" office:value-type="string">
            <text:p text:style-name="P81"/>
          </table:table-cell>
        </table:table-row>
      </table:table>
      <text:p text:style-name="P34"/>
      <text:p text:style-name="P35"><text:tab/>Нули декодировать не имеет смысла, поскольку 16 одинаковых значений подряд не могут входить в пакет.</text:p>
      <text:p text:style-name="P35"><text:tab/>Таким образом, нам удалось написать прошивку, принимающую первые два байта пакета, правда пока без декодирования.</text:p>
      <text:p text:style-name="P35"/>
      <text:h text:style-name="P95" text:outline-level="1"><text:span text:style-name="T112">Шаг</text:span> 2. <text:span text:style-name="T44">Демо-версия NRZI</text:span></text:h>
      <text:p text:style-name="P36"><text:tab/>Чтобы не перекодировать вручную, можно поручить это самому контроллеру: операция XOR делает именно то, что нужно, правда результат у нее получается инвертированный, поэтому после нее добавим еще одну инверсию:</text:p>
      <text:p text:style-name="Код"><text:s text:c="4"/>mov temp, shift</text:p>
      <text:p text:style-name="Код"><text:s text:c="4"/>lsl shift</text:p>
      <text:p text:style-name="Код"><text:s text:c="4"/>eor temp, shift</text:p>
      <text:p text:style-name="Код"><text:soft-page-break/><text:s text:c="4"/>com temp</text:p>
      <text:p text:style-name="Код"><text:s text:c="4"/>rcall uart_hex</text:p>
      <text:p text:style-name="P36"/>
      <text:p text:style-name="Standard"><text:tab/>Результат вполне ожидаем:</text:p>
      <text:p text:style-name="Код">2D 00 FF FF 2D 00 FF FF 2D 00 FF FF 2D 00 FF FF 2D 00 FF FF<text:line-break/></text:p>
      <text:h text:style-name="P95" text:outline-level="1"><text:span text:style-name="T112">Шаг</text:span> 3. Избавляемся от цикла приема байта</text:h>
      <text:p text:style-name="P37"><text:tab/>Сделаем еще один маленький шажок и развернем цикл приема первого байта в линейный код. При этом получается много nop`ов, нужных только чтобы <text:span text:style-name="T115">дождаться начала</text:span> следующего бита. Вместо некоторых из них можно использовать декодер NRZI, <text:span text:style-name="T45">другие пригодятся в дальнейшем.</text:span></text:p>
      <text:p text:style-name="P38"><text:tab/>Результат от предыдущего варианта не отличается.</text:p>
      <text:p text:style-name="P38"/>
      <text:h text:style-name="P95" text:outline-level="1"><text:span text:style-name="T112">Шаг</text:span> 4. <text:span text:style-name="T46">Читаем в буфер</text:span></text:h>
      <text:p text:style-name="P92"><text:tab/>Читать в отдельные регистры это, конечно, быстро и красиво, но когда данных становится слишком много, лучше использовать запись в буфер, <text:span text:style-name="T78">расположенный</text:span> где-нибудь в оперативке. Для этого в мейне объявим массив достаточного размера, а в прерывании будем туда писать.</text:p>
      <text:p text:style-name="P89">Теоретическая вставка</text:p>
      <text:p text:style-name="Quotations"><text:tab/>Структура пакетов в USB стандартизована и состоит из следующих частей: байт SYNC, байт PID+CHECK (2 поля по 4 бита), поле данных (иногда 11 бит, но чаще произвольное количество 8-битных байтов) и контрольная CRC сумма размером либо 5 (для 11-битного поля данных), либо 16 (для остальных) бит. И наконец признак конца пакета <text:span text:style-name="T116">(EOP)</text:span> — два бита паузы, но это уже не данные.</text:p>
      <text:p text:style-name="P92"/>
      <text:p text:style-name="P92"><text:span text:style-name="T47"><text:tab/>Перед работой с массивом надо еще настроить регистры, а свободных nop`ов перед первым битом для этого недостаточно. Поэтому придется вынести чтение двух первых битов в линейный участок кода, между командами которого вставим код инициализации, а потом прыгнем в середину цикла чтения, на метку </text:span><text:span text:style-name="T98">rxbit2</text:span><text:span text:style-name="T47">. Кстати о размере буфера. Согласно документации, в одном пакете нельзя передавать больше 8 байт данных. Добавляем служебные байты PID и CRC16, получаем размер буфера 11 байт. Байт SYNC и состояние EOP записывать не будем. Контролировать интервал запросов от хоста мы не сможем, но и терять их не хочется, поэтому для чтения возьмем двойной запас. Пока что мы не будем использовать буфер целиком, но чтобы не возвращаться в будущем, лучше сразу выделить нужный объем.</text:span></text:p>
      <text:p text:style-name="P39"/>
      <text:h text:style-name="P95" text:outline-level="1"><text:span text:style-name="T112">Шаг</text:span> 5. Работаем с буфером по-человечески</text:h>
      <text:p text:style-name="Standard"><text:span text:style-name="T48"><text:tab/>Вместо прямого чтения первых байтов массива, напишем кусок кода, читающий именно столько байт, сколько было реально записано в массив. И заодно добавим разделитель между </text:span>пакетами. Теперь вывод выглядит так:</text:p>
      <text:p text:style-name="Код">&gt;03 2D 00 10 &gt;01 FF &gt;03 2D 00 10 &gt;01 FF &gt;03 2D 00 10 &gt;01 FF &gt;03 2D 00 10 &gt;01 FF &gt;03 2D 00 10 &gt;01 FF<text:line-break/></text:p>
      <text:h text:style-name="P95" text:outline-level="1"><text:span text:style-name="T112">Шаг</text:span> 6. <text:span text:style-name="T49">Добавляем добавку добавочных нулей</text:span></text:h>
      <text:p text:style-name="P40"><text:tab/>Наконец-то пришло время добить чтение потока битов до соответствия стандарту. Последний пункт, без которого мы успешно обходились — фальшивый ноль, добавляемый после каждых шести подряд идущих единиц. Раз уж у нас прием <text:span text:style-name="T50">байта развернут в линейное тело цикла, проверять придется после каждого бита, во всех восьми местах. Рассмотрим на примере первых двух битов:</text:span></text:p>
      <text:p text:style-name="P40"/>
      <text:p text:style-name="Код">unstuff0: <text:s text:c="18"/>;1 (за счет breq)</text:p>
      <text:p text:style-name="Код"><text:soft-page-break/><text:s text:c="4"/>andi <text:s text:c="3"/>x3, ~(1&lt;&lt;0) <text:s text:c="4"/>;1 [15] стираем 0-й бит маски. Он инвертирован не будет</text:p>
      <text:p text:style-name="Код"><text:s text:c="4"/>mov <text:s text:c="4"/>x1, x2 <text:s text:c="9"/>;1 [16] подменяем предыдущий принятый бит <text:span text:style-name="T54">текущим</text:span> (добавочным)</text:p>
      <text:p text:style-name="Код"><text:s text:c="4"/>in <text:s text:c="5"/>x2, USBIN <text:s text:c="6"/>;1 [17] &lt;-- 1-й бит оказался добавочным. Считываем вместо него настоящий</text:p>
      <text:p text:style-name="Код"><text:s text:c="4"/>ori <text:s text:c="4"/>shift, (1&lt;&lt;0) <text:s text:c="2"/>;1 [18] выставляем 0-й бит в лог.1 чтобы добавка не срабатывала повторно</text:p>
      <text:p text:style-name="Код"><text:s text:c="4"/>rjmp <text:s text:c="3"/>didUnstuff0 <text:s text:c="4"/>;2 [20]</text:p>
      <text:p text:style-name="Код">;&lt;---//---&gt;</text:p>
      <text:p text:style-name="Код">rxLoop:</text:p>
      <text:p text:style-name="Код"><text:s text:c="4"/>eor <text:s text:c="4"/>shift, x3 <text:s text:c="6"/>;1 [0]</text:p>
      <text:p text:style-name="Код"><text:s text:c="4"/>in <text:s text:c="5"/>x1, USBIN <text:s text:c="6"/>;1 [1]</text:p>
      <text:p text:style-name="Код"><text:s text:c="4"/>st <text:s text:c="5"/>y+, shift <text:s text:c="6"/>;2 [3]</text:p>
      <text:p text:style-name="Код"><text:s text:c="4"/>ldi <text:s text:c="4"/>x3, 0xFF <text:s text:c="7"/>;1 [4]</text:p>
      <text:p text:style-name="Код"><text:s text:c="4"/>nop <text:s text:c="20"/>;1 [5]</text:p>
      <text:p text:style-name="Код"><text:s text:c="4"/>eor <text:s text:c="4"/>x2, x1 <text:s text:c="9"/>;1 [6]</text:p>
      <text:p text:style-name="Код"><text:s text:c="4"/>bst <text:s text:c="4"/>x2, USBMINUS <text:s text:c="3"/>;1 [7] записываем считанный бит в 0-й бит регистра shift</text:p>
      <text:p text:style-name="Код"><text:s text:c="4"/>bld <text:s text:c="4"/>shift, 0 <text:s text:c="7"/>;1 [8]</text:p>
      <text:p text:style-name="Код"><text:s text:c="4"/>in <text:s text:c="5"/>x2, USBIN <text:s text:c="6"/>;1 [9] &lt;-- считываем 1-й бит(возможно, добавочный)</text:p>
      <text:p text:style-name="Код"><text:s text:c="4"/>andi <text:s text:c="3"/>x2, USBMASK <text:s text:c="4"/>;1 [10]</text:p>
      <text:p text:style-name="Код"><text:s text:c="6"/>breq <text:s/>se0 <text:s text:c="12"/>;1 [11]</text:p>
      <text:p text:style-name="Код"><text:s text:c="4"/>andi <text:s text:c="3"/>shift, 0xF9 <text:s text:c="4"/>;1 [12]</text:p>
      <text:p text:style-name="Код">didUnstuff0:</text:p>
      <text:p text:style-name="Код"><text:s text:c="6"/>breq <text:s/>unstuff0 <text:s text:c="7"/>;1 [13]</text:p>
      <text:p text:style-name="Код"><text:s text:c="4"/>eor <text:s text:c="4"/>x1, x2 <text:s text:c="9"/>;1 [14];</text:p>
      <text:p text:style-name="Код"><text:s text:c="4"/>bst <text:s text:c="4"/>x1, USBMINUS <text:s text:c="3"/>;1 [15] записываем считанный бит в 1-й бит регистра shift</text:p>
      <text:p text:style-name="Код"><text:s text:c="4"/>bld <text:s text:c="4"/>shift, 1 <text:s text:c="7"/>;1 [16]</text:p>
      <text:p text:style-name="Код">rxbit2:</text:p>
      <text:p text:style-name="Код"><text:s text:c="4"/>in <text:s text:c="5"/>x1, USBIN <text:s text:c="6"/>;1 [17] &lt;-- считываем 2-й бит (возможно, добавочный)</text:p>
      <text:p text:style-name="Код"><text:s text:c="4"/>andi <text:s text:c="3"/>shift, 0xF3 <text:s text:c="4"/>;1 [18]</text:p>
      <text:p text:style-name="Код"><text:s text:c="6"/>breq <text:s/>unstuff1 <text:s text:c="7"/>;1 [19]</text:p>
      <text:p text:style-name="Код">didUnstuff1:</text:p>
      <text:p text:style-name="P40"/>
      <text:p text:style-name="P41"><text:tab/>Для удобства навигации адреса описываемых команд буду отсчитывать по меткам справа. Обратите внимание, что вводились они для отсчета тактов контроллера, поэтому идут не по порядку. Считывание очередного байта начинается на метке <text:span text:style-name="T96">rxLoop</text:span>, проводится инверсия предыдущего байта и запись в буфер [0, 3]. Далее на метке [1] считывается состояние линии D-, по XOR`у с предыдущим принятым состоянием декодируем NRZI (напоминаю, что обычный XOR добавляет свою инверсию, для исправления чего мы вводи<text:span text:style-name="T116">м</text:span> регистр маски <text:span text:style-name="T103">x3</text:span>, инициализируемый единицами 0xFF) <text:span text:style-name="T51">и записываем в 0-й бит регистра </text:span><text:span text:style-name="T104">shift</text:span><text:span text:style-name="T51"> [7,8]. Дальше начинается самое интересное — проверяем не был ли принятый бит шестым неизменным. Неизменному биту, принятому с D- соответствует запись нуля (а не единицы! Менять на единицу будем в конце, XOR`ом) в регистр. Поэтому нужно проверить не являются ли биты 0, 7, 6, 5, 4, 3 нулями. Остальные два бита значения не имеют, они остались от предыдущего байта и были проверены раньше. Чтобы от них избавиться, обрежем регистр по маске [12], где выставлены в 1 все интересующие нас биты: 0b11111001 = 0xF9. Если после наложения маски все биты оказались нулями, ситуация добавления бита зафиксирована и идет переход на метку </text:span><text:span text:style-name="T99">unstuff0</text:span><text:span text:style-name="T51">. Там считывается еще один бит [17] взамен считанного ранее, в промежутке между другими операциями, лишнего [9]. Также меняем местами регистры текущего и предыдущего значений </text:span><text:span text:style-name="T104">x1</text:span><text:span text:style-name="T51">, </text:span><text:span text:style-name="T104">x2</text:span><text:span text:style-name="T51">. Дело в том, что на каждом бите значение считывается в один регистр, а потом XOR`ится с другим, после чего регистры меняются местами. Соответственно, при чтении добавочного регистра эту операцию тоже нужно произвести. Но самое интересное, что в регистр данных </text:span><text:span text:style-name="T104">shift</text:span><text:span text:style-name="T51"> записываем не ноль, который получили честно, а единицу, которую пытался передать хост [18]. Связано это с тем, что при приеме следующих битов значение нулевого тоже придется учитывать, и если бы мы записали ноль, проверка по маске не могла бы узнать что добавочный бит уже учтен. Таким образом, в регистре </text:span><text:span text:style-name="T104">shift</text:span><text:span text:style-name="T51"> все биты инвертированы (относительно передаваемого хостом), а нулевой — нет. Чтобы такая каша не была записана в буфер, обратную инверсию будем проводить по XOR`у не с 0xFF [0], а с 0xFE, то есть регистром, в котором соответствующий бит будет сброшен в 0 и, соответственно, не приведет к инверсии. Для этого на отсчете [15] и сбрасываем нулевой бит.</text:span></text:p>
      <text:p text:style-name="P42"><text:soft-page-break/><text:tab/>Аналогичная ситуация происходит с битами 1-5. Скажем, 1-й бит соответствует проверке 1, 0, 7, 6, 5, 4, тогда как биты 2, 3 игнорируются. Этому соответствует маска 0xF3. </text:p>
      <text:p text:style-name="P42">А вот обработка 6 и 7 битов отличается:</text:p>
      <text:p text:style-name="P42"/>
      <text:p text:style-name="Код">didUnstuff5:</text:p>
      <text:p text:style-name="Код"><text:s text:c="4"/>andi <text:s text:c="3"/>shift, 0x3F <text:s text:c="4"/>;1 [45] проверка битов 5-0</text:p>
      <text:p text:style-name="Код"><text:s text:c="6"/>breq <text:s/>unstuff5 <text:s text:c="7"/>;1 [46]</text:p>
      <text:p text:style-name="Код">;&lt;---//---&gt;</text:p>
      <text:p text:style-name="Код"><text:s text:c="4"/>bld <text:s text:c="4"/>shift, 6 <text:s text:c="7"/>;1 [52]</text:p>
      <text:p text:style-name="Код">didUnstuff6:</text:p>
      <text:p text:style-name="Код"><text:s text:c="4"/>cpi <text:s text:c="4"/>shift, 0x02 <text:s text:c="4"/>;1 [53] проверка битов 6-1</text:p>
      <text:p text:style-name="Код"><text:s text:c="6"/>brlo <text:s/>unstuff6 <text:s text:c="7"/>;1 [54]</text:p>
      <text:p text:style-name="Код">;&lt;---//---&gt;</text:p>
      <text:p text:style-name="Код"><text:s text:c="4"/>bld <text:s text:c="4"/>shift, 7 <text:s text:c="7"/>;1 [60]</text:p>
      <text:p text:style-name="Код">didUnstuff7:</text:p>
      <text:p text:style-name="Код"><text:s text:c="4"/>cpi <text:s text:c="4"/>shift, 0x04 <text:s text:c="4"/>;1 [61] проверка битов 7-2</text:p>
      <text:p text:style-name="Код"><text:s text:c="6"/>brsh <text:s/>rxLoop <text:s text:c="9"/>;3 [63]</text:p>
      <text:p text:style-name="Код">unstuff7:</text:p>
      <text:p text:style-name="P42"/>
      <text:p text:style-name="P43"><text:tab/>Маской для 6-го бита является число 0b01111110 (0x7E), но накладывать ее на регистр <text:span text:style-name="T103">shift</text:span> нельзя, поскольку она сбросит 0-й бит, <text:span text:style-name="T79">который должен быть записан в массив</text:span>. Кроме того, на отсчете [45] уже была наложена маска, обнулившая 7 бит. Значит, обрабатывать добавочный бит надо, если биты 1-6 равны нулю, а 0-й не имеет значения. То есть значение регистра должно быть 0 или 1, <text:span text:style-name="T79">что</text:span> прекрасно проверяется сравнением «меньше, чем 2» [53, 54].</text:p>
      <text:p text:style-name="P43"><text:tab/>Тот же принцип использован для 7-го бита: вместо наложения маски <text:span text:style-name="T79">0xFC</text:span> идет проверка на «меньше, <text:span text:style-name="T117">чем</text:span> 4» [61, 63].</text:p>
      <text:p text:style-name="P45"/>
      <text:h text:style-name="P95" text:outline-level="1"><text:span text:style-name="T112">Шаг</text:span> 7. <text:span text:style-name="T53">Сортируем пакеты</text:span></text:h>
      <text:p text:style-name="P47"><text:tab/>Раз уж мы можем принимать пакет с <text:span text:style-name="T79">первым байтом</text:span> <text:span text:style-name="T79">(</text:span>PID<text:span text:style-name="T79">), равным </text:span>0x2D (SETUP), попробуем рассортировать принятое. Кстати, почему это я назвал пакет 0x2D SETUP`ом, когда он вроде бы ACK? Дело в том, что передача по USB от младшего бита к старшему осуществляется в пределах каждого поля, а не байта, тогда как мы принимаем побайтно. Первое значащее поле, PID, занимает всего 4 бита, после чего идет еще 4 бита CHECK, представляющее побитовую инверсию поля PID. Таким образом, первым принятым байтом будет не PID+CHECK, а наоборот, CHECK+PID. Впрочем, особой разницы нет, поскольку все значения известны заранее, и переставить полубайты местами несложно. Вот сразу и запишем в файле <text:span text:style-name="T96">usbconfig.h</text:span> основные коды, которые могут нам пригодиться.</text:p>
      <text:p text:style-name="P69">Пока не начали дописывать код обработки PID`а, отметим, что он должен быть быстрым (то есть на ассемблере), но <text:span text:style-name="T79">вот выравнивание по тактам не требуется</text:span>, ведь пакет мы уже приняли. Поэтому впоследствии этот участок будет вынесен в файл <text:span text:style-name="T96">asmcommon.inc</text:span>, <text:span text:style-name="T80">который будет содержать ассемблерный код, не привязанный к частоте. А</text:span> пока просто выделим комментарием.</text:p>
      <text:p text:style-name="P46"><text:tab/>Теперь перейдем к сортировке принятых пакетов</text:p>
      <text:p text:style-name="P46"/>
      <text:p text:style-name="P89"><text:bookmark-start text:name="__DdeLink__597_4177170853"/>Теоретическая вставка<text:bookmark-end text:name="__DdeLink__597_4177170853"/></text:p>
      <text:p text:style-name="Quotations"><text:tab/>Пакеты данных на шине USB объединяются в транзакции. Каждая транзакция начинается с посылки хостом специального маркер-пакета, несущего информацию о том, что же хост хочет делать с устройством: конфигурировать (SETUP), передавать данные (OUT) или принимать их (IN). После передачи <text:span text:style-name="T80">маркер</text:span>-пакета следует пауза длиной в два бита. Дальше следует пакет данных (DATA0 или DATA1), который может быть послан как хостом, так и устройством, в зависимости от <text:span text:style-name="T80">маркер</text:span>-пакета. Далее еще одна пауза в два бита длиной и ответ — <text:span text:style-name="T60">HANDSHAKE, </text:span>пакет подтверждения (<text:span text:style-name="T52">ACK, NAK, STALL, их рассмотрим в другой раз).</text:span></text:p>
      <text:p text:style-name="Quotations"/>
      <table:table table:name="Таблица5" table:style-name="Таблица5">
        <table:table-column table:style-name="Таблица5.A" table:number-columns-repeated="5"/>
        <text:soft-page-break/>
        <table:table-row>
          <table:table-cell table:style-name="Таблица5.A1" office:value-type="string">
            <text:p text:style-name="P80">SETUP</text:p>
          </table:table-cell>
          <table:table-cell table:style-name="Таблица5.A1" table:number-rows-spanned="2" office:value-type="string">
            <text:p text:style-name="P80">pause</text:p>
          </table:table-cell>
          <table:table-cell table:style-name="Таблица5.A1" office:value-type="string">
            <text:p text:style-name="P80">DATA0</text:p>
          </table:table-cell>
          <table:table-cell table:style-name="Таблица5.A1" table:number-rows-spanned="2" office:value-type="string">
            <text:p text:style-name="P80">pause</text:p>
          </table:table-cell>
          <table:table-cell table:style-name="Таблица5.E1" office:value-type="string">
            <text:p text:style-name="P80"><text:bookmark-start text:name="__DdeLink__1189_3100333666"/>HANDSHAKE<text:bookmark-end text:name="__DdeLink__1189_3100333666"/></text:p>
          </table:table-cell>
        </table:table-row>
        <table:table-row>
          <table:table-cell table:style-name="Таблица5.A2" office:value-type="string">
            <text:p text:style-name="P80">host-&gt;device</text:p>
          </table:table-cell>
          <table:covered-table-cell/>
          <table:table-cell table:style-name="Таблица5.A2" office:value-type="string">
            <text:p text:style-name="P80">host-&gt;device</text:p>
          </table:table-cell>
          <table:covered-table-cell/>
          <table:table-cell table:style-name="Таблица5.E2" office:value-type="string">
            <text:p text:style-name="P80">device-&gt;host</text:p>
          </table:table-cell>
        </table:table-row>
      </table:table>
      <text:p text:style-name="Quotations"/>
      <table:table table:name="Таблица6" table:style-name="Таблица6">
        <table:table-column table:style-name="Таблица6.A"/>
        <table:table-column table:style-name="Таблица6.B"/>
        <table:table-column table:style-name="Таблица6.A"/>
        <table:table-column table:style-name="Таблица6.B"/>
        <table:table-column table:style-name="Таблица6.E"/>
        <table:table-row>
          <table:table-cell table:style-name="Таблица6.A1" office:value-type="string">
            <text:p text:style-name="P80">OUT</text:p>
          </table:table-cell>
          <table:table-cell table:style-name="Таблица6.A1" table:number-rows-spanned="2" office:value-type="string">
            <text:p text:style-name="P80">pause</text:p>
          </table:table-cell>
          <table:table-cell table:style-name="Таблица6.A1" office:value-type="string">
            <text:p text:style-name="P80">DATA0 / DATA1</text:p>
          </table:table-cell>
          <table:table-cell table:style-name="Таблица6.A1" table:number-rows-spanned="2" office:value-type="string">
            <text:p text:style-name="P80">pause</text:p>
          </table:table-cell>
          <table:table-cell table:style-name="Таблица6.E1" office:value-type="string">
            <text:p text:style-name="P80">HANDSHAKE</text:p>
          </table:table-cell>
        </table:table-row>
        <table:table-row>
          <table:table-cell table:style-name="Таблица6.A2" office:value-type="string">
            <text:p text:style-name="P80">host-&gt;device</text:p>
          </table:table-cell>
          <table:covered-table-cell/>
          <table:table-cell table:style-name="Таблица6.A2" office:value-type="string">
            <text:p text:style-name="P80">host-&gt;device</text:p>
          </table:table-cell>
          <table:covered-table-cell/>
          <table:table-cell table:style-name="Таблица6.E2" office:value-type="string">
            <text:p text:style-name="P80">device-&gt;host</text:p>
          </table:table-cell>
        </table:table-row>
      </table:table>
      <text:p text:style-name="Quotations"/>
      <table:table table:name="Таблица7" table:style-name="Таблица7">
        <table:table-column table:style-name="Таблица7.A"/>
        <table:table-column table:style-name="Таблица7.B"/>
        <table:table-column table:style-name="Таблица7.A"/>
        <table:table-column table:style-name="Таблица7.B" table:number-columns-repeated="2"/>
        <table:table-row>
          <table:table-cell table:style-name="Таблица7.A1" office:value-type="string">
            <text:p text:style-name="P80">IN</text:p>
          </table:table-cell>
          <table:table-cell table:style-name="Таблица7.A1" table:number-rows-spanned="2" office:value-type="string">
            <text:p text:style-name="P80">pause</text:p>
          </table:table-cell>
          <table:table-cell table:style-name="Таблица7.A1" office:value-type="string">
            <text:p text:style-name="P80">DATA0 / DATA1</text:p>
          </table:table-cell>
          <table:table-cell table:style-name="Таблица7.A1" table:number-rows-spanned="2" office:value-type="string">
            <text:p text:style-name="P80">pause</text:p>
          </table:table-cell>
          <table:table-cell table:style-name="Таблица7.E1" office:value-type="string">
            <text:p text:style-name="P80">HANDSHAKE</text:p>
          </table:table-cell>
        </table:table-row>
        <table:table-row>
          <table:table-cell table:style-name="Таблица7.A2" office:value-type="string">
            <text:p text:style-name="P80">host-&gt;device</text:p>
          </table:table-cell>
          <table:covered-table-cell/>
          <table:table-cell table:style-name="Таблица7.A2" office:value-type="string">
            <text:p text:style-name="P80">device-&gt;host</text:p>
          </table:table-cell>
          <table:covered-table-cell/>
          <table:table-cell table:style-name="Таблица7.E2" office:value-type="string">
            <text:p text:style-name="P80">host-&gt;device</text:p>
          </table:table-cell>
        </table:table-row>
      </table:table>
      <text:p text:style-name="Quotations"/>
      <text:p text:style-name="Quotations"><text:tab/>Поскольку обмен идет по одним и тем же линиям, хосту и устройству приходится постоянно переключаться между передачей и приемом. Очевидно, двухбитная задержка именно для этого и сделана, чтобы они не начали играть в тяни-толкая, пытаясь одновременно передать на шину какие-то данные.</text:p>
      <text:p text:style-name="P5"/>
      <text:p text:style-name="P11"><text:tab/>Итак, мы знаем все типы пакетов, необходимые для обмена. Добавляем проверку принятого байта PID на соответствие каждому. <text:span text:style-name="T53">В настоящий момент устройство еще не умеет писать в шину даже такие примитивные пакеты как ACK, а значит неспособно рассказать хосту что же оно такое. Поэтому и команд типа IN ожидать не приходится. Так что проверим только прием команд SETUP и OUT, для чего в соответствующих ветках пропишем включение соответствующих светодиодов.</text:span></text:p>
      <text:p text:style-name="P12">Кроме того, стоит вынести посылку логов за пределы прерывания, куда-нибудь в main.</text:p>
      <text:p text:style-name="P12">Прошиваем устройство тем, что получилось после внесения этих правок и наблюдаем следующую последовательность принятых байтов:</text:p>
      <text:p text:style-name="P12"/>
      <text:p text:style-name="P86">2D|80|06|00|01|00|00|40|00 <text:line-break/>C3|80|06|00|01|00|00|40|00 <text:line-break/>2D|80|06|00|01|00|00|40|00 <text:line-break/>C3|80|06|00|01|00|00|40|00</text:p>
      <text:p text:style-name="Standard"><text:line-break/><text:tab/><text:span text:style-name="T53">А кроме того — оба горящих светодиода. Значит, и SETUP и OUT мы поймали.</text:span></text:p>
      <text:p text:style-name="P48"/>
      <text:h text:style-name="P96" text:outline-level="1">Шаг 8. Читаем адрес на конверте</text:h>
      <text:p text:style-name="P89"><text:line-break/><text:span text:style-name="T9">Теоретическая вставка</text:span></text:p>
      <text:p text:style-name="Quotations"><text:span text:style-name="T24"><text:tab/>Маркер</text:span><text:span text:style-name="T8">-пакеты </text:span><text:span text:style-name="T26">(SETUP, IN, OUT)</text:span><text:span text:style-name="T8"> </text:span><text:span text:style-name="T10">служат не только для того, чтобы показать устройству, что от него хотят, но и чтобы адресоваться к конкретному устройству на шине и к конкретной конечной точке внутри него. Конечные точки нужны для того, чтобы функционально выделить конкретную подфункцию устройства. </text:span><text:span text:style-name="T24">О</text:span><text:span text:style-name="T10">ни могут различаться по частоте опроса, скорости обмена и прочим параметрам. Скажем, если устройство представляется переходником USB-COM, его основная задача — принимать данные с шины и передавать их в порт (первая конечная точка) и принимать данные с порта и отдавать в шину (вторая). </text:span><text:span text:style-name="T11">По смыслу эти точки предназначены для большого потока неструктурированных данных.</text:span><text:span text:style-name="T10"> Но помимо этого, время от времени устройство должно </text:span><text:span text:style-name="T11">обмениваться с хостом</text:span><text:span text:style-name="T10"> состояние</text:span><text:span text:style-name="T11">м</text:span><text:span text:style-name="T10"> управляющих линий (всякие RTS, DTR и прочие) и настр</text:span><text:span text:style-name="T11">ойками обмена (скорость, проверки четности). А вот тут больших объемов данных не предполагается. Кроме того, удобно, когда служебная информация не смешивается с данными. Вот и получается, что для переходника USB-COM удобно использовать как минимум 3 конечные точки. На практике, конечно, </text:span><text:span text:style-name="T26">бывает по-</text:span><text:span text:style-name="T32">разному</text:span><text:span text:style-name="T26">...</text:span></text:p>
      <text:p text:style-name="Quotations"><text:tab/>Не менее интересный вопрос, зачем устройству передается его адрес, ведь кроме него в данный конкретный порт все равно ничего не воткнуть. Это сделано для упрощения разработки USB-хабов. Они могут быть достаточно «тупыми» и <text:soft-page-break/>просто транслировать сигналы от хоста всем устройствам, не заботясь о сортировке. А уж устройство само разберется, обрабатывать пакет или проигнорировать.</text:p>
      <text:p text:style-name="Quotations"><text:tab/>Так вот, и адрес устройства, и адрес конечной точки содержатся в <text:span text:style-name="T81">маркер</text:span>-пакетах. Структура таких пакетов приведена ниже:</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16"/>
        <table:table-column table:style-name="Таблица4.T"/>
        <table:table-row>
          <table:table-cell table:style-name="Таблица4.A1" office:value-type="string">
            <text:p text:style-name="Standard">поле</text:p>
          </table:table-cell>
          <table:table-cell table:style-name="Таблица4.A1" office:value-type="string">
            <text:p text:style-name="Standard">SYNC</text:p>
          </table:table-cell>
          <table:table-cell table:style-name="Таблица4.A1" office:value-type="string">
            <text:p text:style-name="Standard">PID</text:p>
          </table:table-cell>
          <table:table-cell table:style-name="Таблица4.A1" table:number-columns-spanned="7" office:value-type="string">
            <text:p text:style-name="Standard">addr</text:p>
          </table:table-cell>
          <table:covered-table-cell/>
          <table:covered-table-cell/>
          <table:covered-table-cell/>
          <table:covered-table-cell/>
          <table:covered-table-cell/>
          <table:covered-table-cell/>
          <table:table-cell table:style-name="Таблица4.A1" table:number-columns-spanned="4" office:value-type="string">
            <text:p text:style-name="Standard">endpoint</text:p>
          </table:table-cell>
          <table:covered-table-cell/>
          <table:covered-table-cell/>
          <table:covered-table-cell/>
          <table:table-cell table:style-name="Таблица4.A1" table:number-columns-spanned="5" office:value-type="string">
            <text:p text:style-name="Standard">CRC</text:p>
          </table:table-cell>
          <table:covered-table-cell/>
          <table:covered-table-cell/>
          <table:covered-table-cell/>
          <table:covered-table-cell/>
          <table:table-cell table:style-name="Таблица4.T1" office:value-type="string">
            <text:p text:style-name="Standard">EOP</text:p>
          </table:table-cell>
        </table:table-row>
        <table:table-row>
          <table:table-cell table:style-name="Таблица4.A2" office:value-type="string">
            <text:p text:style-name="Standard">Биты USB</text:p>
          </table:table-cell>
          <table:table-cell table:style-name="Таблица4.A2" office:value-type="string">
            <text:p text:style-name="Standard">0 - 7</text:p>
          </table:table-cell>
          <table:table-cell table:style-name="Таблица4.A2" office:value-type="string">
            <text:p text:style-name="Standard">8-15</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D2" office:value-type="string">
            <text:p text:style-name="Standard">5</text:p>
          </table:table-cell>
          <table:table-cell table:style-name="Таблица4.D2" office:value-type="string">
            <text:p text:style-name="Standard">6</text:p>
          </table:table-cell>
          <table:table-cell table:style-name="Таблица4.A2" office:value-type="string">
            <text:p text:style-name="Standard">0</text:p>
          </table:table-cell>
          <table:table-cell table:style-name="Таблица4.A2" office:value-type="string">
            <text:p text:style-name="Standard">1</text:p>
          </table:table-cell>
          <table:table-cell table:style-name="Таблица4.A2" office:value-type="string">
            <text:p text:style-name="Standard">2</text:p>
          </table:table-cell>
          <table:table-cell table:style-name="Таблица4.A2" office:value-type="string">
            <text:p text:style-name="Standard">3</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T2" office:value-type="string">
            <text:p text:style-name="Standard">0, 1</text:p>
          </table:table-cell>
        </table:table-row>
        <table:table-row>
          <table:table-cell table:style-name="Таблица4.A2" office:value-type="string">
            <text:p text:style-name="Standard">Принятые биты</text:p>
          </table:table-cell>
          <table:table-cell table:style-name="Таблица4.A2" office:value-type="string">
            <text:p text:style-name="Standard">-</text:p>
          </table:table-cell>
          <table:table-cell table:style-name="Таблица4.A2" office:value-type="string">
            <text:p text:style-name="Standard">0-7</text:p>
          </table:table-cell>
          <table:table-cell table:style-name="Таблица4.A2" office:value-type="string">
            <text:p text:style-name="Standard">0</text:p>
          </table:table-cell>
          <table:table-cell table:style-name="Таблица4.A2" office:value-type="string">
            <text:p text:style-name="Standard">1</text:p>
          </table:table-cell>
          <table:table-cell table:style-name="Таблица4.A2" office:value-type="string">
            <text:p text:style-name="Standard">2</text:p>
          </table:table-cell>
          <table:table-cell table:style-name="Таблица4.A2" office:value-type="string">
            <text:p text:style-name="Standard">3</text:p>
          </table:table-cell>
          <table:table-cell table:style-name="Таблица4.A2" office:value-type="string">
            <text:p text:style-name="Standard">4</text:p>
          </table:table-cell>
          <table:table-cell table:style-name="Таблица4.A2" office:value-type="string">
            <text:p text:style-name="Standard">5</text:p>
          </table:table-cell>
          <table:table-cell table:style-name="Таблица4.A2" office:value-type="string">
            <text:p text:style-name="Standard">6</text:p>
          </table:table-cell>
          <table:table-cell table:style-name="Таблица4.A2" office:value-type="string">
            <text:p text:style-name="Standard">7</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D2" office:value-type="string">
            <text:p text:style-name="Standard">5</text:p>
          </table:table-cell>
          <table:table-cell table:style-name="Таблица4.D2" office:value-type="string">
            <text:p text:style-name="Standard">6</text:p>
          </table:table-cell>
          <table:table-cell table:style-name="Таблица4.D2" office:value-type="string">
            <text:p text:style-name="Standard">7</text:p>
          </table:table-cell>
          <table:table-cell table:style-name="Таблица4.T2" office:value-type="string">
            <text:p text:style-name="Standard">-</text:p>
          </table:table-cell>
        </table:table-row>
      </table:table>
      <text:p text:style-name="Quotations"/>
      <text:p text:style-name="Quotations"><text:tab/>Из приведенной ранее схемы обмена видно, что сразу после маркер-пакета идет прием (если маркер-пакет содержал PID = SETUP или OUT) или передача (IN) пакета данных, за которым должно следовать подтверждение.</text:p>
      <text:p text:style-name="P29"/>
      <text:p text:style-name="P71"><text:span text:style-name="T12"><text:tab/>В </text:span><text:span text:style-name="T8">глобальном смысле это означает, что мы должны от начала транзакции (маркер-пакет) и до самого подтверждения (Handshake) хранить:</text:span></text:p>
      <text:p text:style-name="P28">- адрес устройства: если адрес не соответствует нашему, надо не мешать общаться другим, даже NAK не слать</text:p>
      <text:p text:style-name="P28">- тип маркер-пакета: если это SETUP или OUT, идет прием, если IN — передача, причем</text:p>
      <text:p text:style-name="P28">- адрес конечной точки. Пока что неактуально, ведь точка будет всего одна и не будет сильно отличаться от устройства в целом, но в общем случае все же надо знать, с какой именно точкой желает общаться хост</text:p>
      <text:p text:style-name="P72"><text:span text:style-name="T8"><text:tab/>Первый параметр можно оформить как флажок «отвечать — не отвечать» и совместить со вторым. Для второго параметра корректными значениями являются только три PID`а, к которым мы можем добавить четвертый, обозначающий как раз флажок игнора. Красивым значением для такого «PID» будет ноль. Для хранения этого значения заведем переменную </text:span><text:span text:style-name="T103">usbCurrentTok</text:span><text:span text:style-name="T8">. А вот PID`ы начала данных (DATA0, DATA1) маркерами не являются, соответственно и сохранять их не будем. Отдельный вопрос что делать с данными, адресованными другому устройству? Варианта два: можно честно их считать, но потом проигнорировать (значение 0 в переменной </text:span><text:span text:style-name="T103">usbCurrentTok</text:span><text:span text:style-name="T8"> позволит это сделать без проблем), либо даже не считывать, а просто подождать окончания транзакции. Выйти из прерывания до окончания транзакции (событие SE0) мы не можем в любом случае, поскольку </text:span><text:span text:style-name="T33">хост-то</text:span><text:span text:style-name="T8"> данные </text:span><text:span text:style-name="T33">передает</text:span><text:span text:style-name="T8">, и уровни на линиях D+, D- скачут. Значит мы тут же попадем в прерывание снова, но уже не в начало байта SYNC, а неизвестно куда. Теоретически, можно было бы завести отдельный таймер на ожидание окончания обмена по неверному адресу, а после его срабатывания запустить прерывание ожидания начала обмена снова. Но на практике «тупые» хабы встречаются уже редко, и подавляющее большинство посылок будет адресовано именно нам. Да и занимать целый таймер под такое дело не хочется.</text:span></text:p>
      <text:p text:style-name="P30"><text:tab/>Адрес конечной точки имеет смысл только внутри прерывания, поэтому заводить под него отдельную переменную не имеет смысла. Вместо этого оставим его в регистре <text:span text:style-name="T103">x3</text:span>, по значению которого впоследствии выберем конкретный буфер для обмена (повторюсь, в нашей реализации это неактуально, поскольку конечная точка всего одна, но хоть от обращения к устройству в целом отделим).</text:p>
      <text:p text:style-name="P70"><text:span text:style-name="T8"><text:tab/>Как уже упоминалось ранее, передача по USB осуществляется с младшего бита, но в пределах </text:span><text:span text:style-name="T25">каждого </text:span><text:span text:style-name="T8">отдельного поля, тогда как наша функция приема работает с байтами и знать не знает про поля. В результате во втором байте, помимо адреса, оказался младший бит конечной точки, а к остальным битам этой точки примешалась контрольная сумма CRC (которую мы все равно не будем считать). </text:span><text:span text:style-name="T13">Чтобы правильно считать из пакета адрес, просто побитово сдвинем его влево [21]. При этом в бит переноса улетает 0-й бит адреса конечной точки. Чтобы его приклеить на законное место, воспользуемся циклическим сдвигом [26]. Правда, при этом </text:span><text:span text:style-name="T26">в бездну</text:span><text:span text:style-name="T13"> улетает старший бит CRC, но мы все равно не собирались его использовать.</text:span></text:p>
      <text:p text:style-name="P13"/>
      <text:h text:style-name="P95" text:outline-level="1"><text:soft-page-break/><text:span text:style-name="T31">Шаг</text:span><text:span text:style-name="T8"> </text:span><text:span text:style-name="T14">9</text:span><text:span text:style-name="T8">. Безотказный прием</text:span></text:h>
      <text:p text:style-name="P26"><text:tab/>Пришло время научиться не только принимать данные, но и передавать хосту <text:span text:style-name="T55">отчет о приеме, пока что только «пакет принял», то есть ACK. Но для универсальности стоит предусмотреть также передачу и NAK`а, и любого другого байта (храниться он будет в </text:span><text:span text:style-name="T105">cnt</text:span><text:span text:style-name="T55"> — здесь это не счетчик а просто буфер для данных). Поскольку в USB байты по одному не ходят, сначала сформируем буфер, а потом будем передавать его вместе со всеми обязательными байтами вроде SYNC и PID. Указателем на начало буфера назначим регистр </text:span><text:span text:style-name="T105">Y</text:span><text:span text:style-name="T55">, а количество элементов будем хранить в переменной с оригинальным названием </text:span><text:span text:style-name="T105">cnt</text:span><text:span text:style-name="T55"> (не путать с передачей произвольного байта через тот же регистр). Это все далеко идущие планы, а пока надо передать всего один байт — ACK. Для этого положим его в регистр </text:span><text:span text:style-name="T105">x3</text:span><text:span text:style-name="T55"> и сообщим функции что он — буфер размером в 1 байт, ведь к регистрам общего назначения можно обратиться как к обычной памяти. В нашем случае регистр </text:span><text:span text:style-name="T105">x3</text:span><text:span text:style-name="T55"> (он же </text:span><text:span text:style-name="T105">r20</text:span><text:span text:style-name="T55">) расположен по адресу 20.</text:span></text:p>
      <text:p text:style-name="P27"><text:tab/>Поскольку адрес менять мы пока не умеем (это делается специальным запросом в SETUP, да еще и с подтверждением), но передавать ACK`и уже готовы, наступает немного опасный момент, когда устройство потенциально может мешать конфигурировать другие устройства, которым тоже пока не назначили адрес. Впрочем, к такому поведению хост готов и просто отключит наш порт после нескольких неудачных попыток.</text:p>
      <text:p text:style-name="P16"><text:tab/>Как мы помним, передача единицы осуществляется сохранением состояния линий D+, D- (что вообще не требует усилий от контроллера), а передача нуля — изменением. Проще всего это сделать операцией XOR по маске, чтобы не задеть <text:span text:style-name="T82">остальные</text:span> выводы порта, которые, скорее всего, будут использованы под какие-то другие задачи.</text:p>
      <text:p text:style-name="P14"><text:tab/>Передача байтов, так же как и прием, завязана на точный подсчет тактов, поэтому располагаться будет в части файла, зависящей от частоты. Но, <text:span text:style-name="T83">по сравнению с приемом</text:span>, во время <text:span text:style-name="T56">передачи бита свободного времени чуть больше, так что нет нужды проверять добавочные нули на каждом бите независимо. Но и завернуть все в цикл не выйдет. Поэтому авторы vusb применили хитрый трюк: цикл </text:span><text:span text:style-name="T100">txBitloop</text:span><text:span text:style-name="T56"> обрабатывает по 2 бита за раз ([00], [08]). Прокрутив этот цикл 3 раза, передается 6 бит. Остальные два бита передаются в линейном участке, чтобы можно было разместить код подготовки переменных к передаче следующего байта между строк. Чтобы одновременно уменьшить счетчик на 1 и прокрутить цикл 3 раза применен хитрый способ: от переменной счетчика отнимается число 171. Первые два раза результат получается отрицательным (если счетчик изначально меньше 171, а так как размер буфера не более 11 байт, это условие выполняется всегда), а на третий — неотрицательным, на единицу меньше исходного. Поясню на примере cnt=4:</text:span></text:p>
      <text:p text:style-name="P15">4 - 171 = -167 = <text:span text:style-name="T57">(сколько влезает в байт) 89 (+бит переноса)</text:span></text:p>
      <text:p text:style-name="P16">89 - 171 = -82 = (сколько влезает в байт) 174 (+бит переноса)</text:p>
      <text:p text:style-name="P16">174 - 171 = 3. Столько в байт и влезает, бит переноса не выставляется</text:p>
      <text:p text:style-name="P16">то же самое можно доказать и математически, но здесь этого делать не будем.</text:p>
      <text:p text:style-name="P16"><text:tab/>Таким образом, цикл прокручивается 3 раза, после чего счетчик уменьшается на 1. Добавление добавочных нулей после каждых 6 идущих подряд единиц осуществляется не по маскам, как в случае приема, а просто подсчетом в регистре <text:span text:style-name="T103">x4</text:span>. <text:span text:style-name="T58">После передачи всего буфера не забываем переключить D+, D- обратно на вход, восстановить биты прерывания и т. п.</text:span></text:p>
      <text:p text:style-name="P17"><text:tab/>После всех манипуляций наблюдаем зажигание <text:span text:style-name="T83">зеленого светодиода </text:span>и следующий вывод:</text:p>
      <text:p text:style-name="P17"/>
      <text:p text:style-name="P87"><text:span text:style-name="T59">2D|80|06|00|01|00|00|40|00 </text:span><text:span text:style-name="T7"><text:line-break/>69|00|10|00|01|00|00|40|00</text:span></text:p>
      <text:p text:style-name="Standard"><text:line-break/><text:tab/>Куда <text:span text:style-name="T58">потерялся токен C3 неизвестно. Скорее всего, основной цикл просто не успевает его поймать, ведь весь этот вывод по UART штука довольно медленная. Впрочем, уже то, что к нам начал приходить токен IN означает, что хост подозревает устройство не совсем безнадежным. Значит, мы на верном пути.</text:span></text:p>
      <text:p text:style-name="Standard"/>
      <text:h text:style-name="P95" text:outline-level="1"><text:soft-page-break/><text:span text:style-name="T112">Шаг</text:span> <text:span text:style-name="T83">10</text:span>. Посылаем хоста NAK</text:h>
      <text:p text:style-name="P49"><text:tab/>Сама функция передачи NAK у нас уже есть, но пока не было повода ее использовать. А поводом будет наличие принятых данных, которые мы пока не успели обработать. Это хост пусть думает что не успели, на самом-то деле пока что и пытаться не будем.</text:p>
      <text:p text:style-name="P50"><text:tab/>Но начнем не с посыла хоста, а с двойной буферизации на прием. <text:span text:style-name="T84">Мы ведь не хотим, чтобы данные, которые мы только-только приняли и начали обрабатывать, внезапно затерлись другим пришедшим пакетом.</text:span> Для этого воспользуемся тем же самым буфером <text:span text:style-name="T103">usbRxBuf</text:span>, но разделим его пополам. В одном случае будем писать с нулевого адреса, во втором — с <text:span text:style-name="T118">середины, то есть по смещению </text:span>USB_BUFSIZE. <text:span text:style-name="T61">Выбор начала записи будет осуществляться по переменной </text:span><text:span text:style-name="T106">usbInputBufOffset</text:span><text:span text:style-name="T61">, которая принимает как раз эти два значения и прибавляется к адресу буфера. Переключение буфера придется добавить в начало функции приема.</text:span></text:p>
      <text:p text:style-name="P73"><text:tab/>Собственно посылка NAK осуществляется из метки <text:span text:style-name="T96">handleData</text:span> в случае если пришел новый пакет, а из предыдущего данные еще не забрали [22]. <text:span text:style-name="T84">Факт окончания обработки данных будем отслеживать по равенству нулю счетчика длины (</text:span><text:span text:style-name="T107">usbRxLen</text:span><text:span text:style-name="T84">), обнулять который будем в Си-шном коде.</text:span> <text:span text:style-name="T85">А если данных пока не было (задел на будущее — если данные уже обработаны), выставляем количество принятых байт в переменную </text:span><text:span text:style-name="T108">usbRxLen</text:span><text:span text:style-name="T85">, а токен, в честь которого данные посланы — в </text:span><text:span text:style-name="T108">usbRxToken</text:span><text:span text:style-name="T85">, поскольку разделить SETUP и OUT все-таки надо.</text:span> <text:tab/>Другая особая ситуация: хост может послать пакет с пустым полем данных, <text:span text:style-name="T84">в котором </text:span>обрабатывать вообще нечего, поэтому шлем ACK сразу.</text:p>
      <text:p text:style-name="P51"><text:tab/>Во всех же остальных случаях просто сохраняем принятый пакет в буфер и ждем пока основной цикл его обработает. <text:span text:style-name="T85">Дело в том, что</text:span> обработка пакета штука долгая, особенно если это не какой-то из стандартных пакетов запроса, а что-то, связанное с юзерской задачей. <text:tab/>Зачем же задерживать выполнение программы длительным нахождением в прерывании? Лучше дадим хосту знать, что пакет приняли, но ответа пока нет, пусть спросит попозже, а там авось Си-шный код придумает что ответить.</text:p>
      <text:p text:style-name="P51"><text:tab/>Как следствие, хост <text:span text:style-name="T95">посылает запросы вроде</text:span></text:p>
      <text:p text:style-name="P51"/>
      <text:p text:style-name="Код">2D|80|06|00|01|00|00|40|00</text:p>
      <text:p text:style-name="Standard"/>
      <text:p text:style-name="P76"><text:tab/>Но устройство принимает только первый, отвечая на остальные NAK`ом, поскольку буфер уже занят, а чистить его пока некому.</text:p>
      <text:p text:style-name="Standard"/>
      <text:h text:style-name="P95" text:outline-level="1"><text:span text:style-name="T112">Шаг</text:span> 11. Обрабатываем запросы</text:h>
      <text:p text:style-name="P52"><text:tab/>С приемом и передачей битов, байтов, пакетов <text:span text:style-name="T85">и даже транзакций</text:span> по большому счету закончили. Пора переходить на более высокий уровень — анализировать запросы хоста и пытаться на них адекватно реагировать. <text:span text:style-name="T62">Положительный момент заключается в том, что хост не требует немедленной реакции, так что мы можем перестать, наконец, мучить прерывание, и отдать обработку основному коду. Именно для этого мы выносили буфер и тому подобное в глобальные переменные. Теперь мы можем их читать из основного цикла. Вот только в цикле могут быть и другие задачи, помимо работы с USB, так что лучше сразу вынести эту задачу в отдельную функцию </text:span><text:span text:style-name="T101">usbPoll</text:span><text:span text:style-name="T62">. Главное — надо проверить пришли ли вообще данные, или это был пустой пакет. И если пришли — передать их в соответствующую функцию. Как мы помним на примере SETUP пакета, к данным примешиваются еще PID и CRC, но если в SETUP использовалась 5-битная контрольная сумма, то данные защищают аж 16-битной. В результате у нас целых 3 «мусорных» байта. «Мусорных» потому что PID мы уже сохранили в переменной</text:span><text:span text:style-name="T86"> </text:span><text:span text:style-name="T111">usbRxToken</text:span><text:span text:style-name="T62">, а CRC проверять не обязательно, вот и не будем отъедать ресурсы контроллера такими глупостями, как надежность. И просто передадим полезные данные в функцию </text:span><text:span text:style-name="T101">usbProcessRx</text:span><text:span text:style-name="T62">, попутно указав правильное начало буфера приема, с учетом двойной буферизации и игнорирования токена.</text:span></text:p>
      <text:p text:style-name="P53"><text:tab/>Второй момент, который можно обработать, это упомянутое в самом начале особое состояние — <text:span text:style-name="T63">сброс шины, то есть длительное удерживание SE0. Если его обнаружили, надо сбросить состояние модуля USB как будто его выключали по питанию.</text:span></text:p>
      <text:p text:style-name="P53"><text:soft-page-break/><text:span text:style-name="T63"><text:tab/>Вернемся к обработке принятого пакета. </text:span><text:s/><text:span text:style-name="T64">Пока что нас интересуют только пакеты типа SETUP, поскольку устройство еще не сумело рассказать хосту что же оно такое. Так что других пакетов ждать все равно приходится. Структура SETUP пакета описана в </text:span><text:span text:style-name="T109">usbRequest_t</text:span><text:span text:style-name="T64"> и занимает всегда 8 байт. Запросы делятся на два основных класса: стандартные (которые должно обрабатывать любое USB-устройство) и нестандартные, то есть специфичные для каких-то конкретных. В перспективе отдадим обработку нестандартных запросов на реализацию юзеру, а сами будем обрабатывать стандартные. Но пока что просто будем выводить символы чего же нам прилетело.</text:span></text:p>
      <text:p text:style-name="P54"><text:tab/>А прилетает нам куча стандартных запросов, что, в принципе, не удивительно.</text:p>
      <text:p text:style-name="P54"/>
      <text:h text:style-name="P95" text:outline-level="1"><text:span text:style-name="T112">Шаг</text:span> 12. <text:span text:style-name="T65">подробности SETUP`а</text:span></text:h>
      <text:p text:style-name="P55"><text:tab/>Итак, мы выяснили, что хост посылает только стандартные запросы. Разберемся что считается стандартными запросами. Для этого напишем функцию <text:span text:style-name="T96">usbDriverSetup</text:span>, которая на основные известные запросы будет выводить соответствующие символы. Впрочем, некоторые запросы мы можем обработать сразу. Например, запрос или изменение текущей конфигурации (некоторые устройства поддерживают больше одной, но нам это не грозит, так что игнорируем и говорим хосту что у нас все конфигурации одинаковые) или установка адреса. <text:span text:style-name="T66">Правда, словарный запас у нашего устройства все равно состоит из двух слов: ACK и NAK, так что сообщить хосту об успешности не выйдет.</text:span></text:p>
      <text:p text:style-name="P55"/>
      <text:h text:style-name="P95" text:outline-level="1"><text:span text:style-name="T112">Шаг</text:span> 13. <text:span text:style-name="T67">Отправляем ответ</text:span></text:h>
      <text:p text:style-name="P56"><text:tab/>Как было показано раньше, хост начинает общение с пакетов SETUP + DATAx, причем в пакете DATAx хранится всегда 8 байт. После этого хост делает запрос на чтение IN и ждет от устройства пакета DATAx, <text:span text:style-name="T89">на который </text:span>готов выслать подтверждение. До настоящего момента ответный пакет мы отправлять не умели, <text:span text:style-name="T89">исправлением чего сейчас</text:span> и займемся. Собственно функция отправки нескольких байт у нас есть, мы использовали ее чтобы послать ACK или NAK. Но посылка именно одного из них годится только для простых случаев, которые могут быть обнаружены ассемблерным куском кода. <text:span text:style-name="T90">Самое главное — посылка всего буфера </text:span><text:span text:style-name="T110">usbTxBuf</text:span><text:span text:style-name="T90">, точнее не всего, а только </text:span><text:span text:style-name="T110">usbTxLen</text:span><text:span text:style-name="T90"> байт из него. Стандартом low-speed USB задан максимальный размер буфера на прием и передачу в 8 байт (плюс PID, плюс два байта CRC), значит и переменная </text:span><text:span text:style-name="T110">usbTxLen</text:span><text:span text:style-name="T90"> никак не может быть больше 11. Сравним это с допустимыми значениями PID, с учетом того, что старший полубайт является инверсией младшего. Получается, что возможных значений всего 16, из которых наименьшее, 0x0F, вообще считается зарезервированным. Так что значения PID с размером массива никак не спутать, чем и воспользуемся дабы не плодить переменные. Отправлять этот байт будем после приема пакета IN, как единственного места, где устройству вообще разрешено слать данные </text:span><text:span text:style-name="T87">(handshake пакеты не в счет, </text:span><text:span text:style-name="T88">они не для данных</text:span><text:span text:style-name="T87">).</text:span></text:p>
      <text:p text:style-name="P57"><text:tab/>То есть обмен данными выглядит так:</text:p>
      <text:p text:style-name="P57">Хост шлет SETUP + DATAx, на что получает <text:span text:style-name="T91">ACK или NAK в зависимости от состояния буфера приема</text:span>. Устройство, точнее, функция <text:span text:style-name="T96">usbPoll</text:span>, как дойдут руки, анализирует принятый пакет и заполняет буфер ответа (пока что все заполнение заключается в <text:span text:style-name="T68">записи PID=DATA1 (чем отличаются DATA0 и DATA1 расскажу чуть позже, пока что методом тыка выясняем, что хосту нравится только DATA1). Два байта CRC не заполняем. Послать мы их обязаны в любом случае, но раз данных нет, писать туда что-то не имеет смысла. Ну и в конце концов задаем размер буфера для передачи — 4 байта. Обратите внимание, что формируем мы 3 байта, а посылаем 4. Дело в том, что байт SYNC также будет послан и учитывается при подсчете. Во время подготовки ответа хост может периодически попинывать нас «ты там уже IN или еще NAK?» на что следует ответ NAK. Но вот когда данные наконец готовы, ответ меняется на более осмысленный, DATA1 с содержимым буфера.</text:span></text:p>
      <text:p text:style-name="P74"><text:tab/>Попутно обработаем единственный интересующий нас запрос, не требующий развернутого ответа — USBRQ_SET_ADDRESS <text:span text:style-name="T92">(остальные либо не интересны, либо требуют подробного ответа)</text:span>. При помощи него хост пытается назначить нам адрес на шине. <text:soft-page-break/>Но фактическая запись произойдет только при отправке пустого пакета (<text:span text:style-name="T96">drvsdm.S</text:span>, псевдометка <text:span text:style-name="T96">make SE0</text:span>). <text:span text:style-name="T68">Раньше этого делать не стоило, поскольку хост бы не поверил что мы приняли адрес и готовы на него отзываться, а вот теперь, когда мы послали ему целый DATA1 с пустым полем данных, он понимает, что перед ним полноценное устройство и соглашается назначить ему адрес. Правда, он не понимает, почему вместо ответа на остальные запросы ему выдается не осмысленная информация, а такие же заглушки, так что делает несколько попыток выяснить класс устройства и прочие параметры, </text:span>а после получения нереалистичных ответов<text:span text:style-name="T68"> признает устройство безнадежным. Исправлением этого недостатка и займемся в дальнейшем, а пока можно прошить устройство данным кодом и полюбоваться, как ему назначают адрес на шине.</text:span></text:p>
      <text:p text:style-name="P58"/>
      <text:h text:style-name="P95" text:outline-level="1"><text:span text:style-name="T112">Шаг</text:span> 14. Сортируем стандартные запросы</text:h>
      <text:p text:style-name="P59"><text:tab/>Прежде чем писать ответы, проанализируем что же именно спрашивает у нас хост. Как мы помним, типичным<text:span text:style-name="T119">и</text:span> запрос<text:span text:style-name="T119">ами</text:span> были USBRQ_GET_DESCRIPTOR и USBRQ_SET_ADDRESS, впрочем, второй мы уже обработали. Теперь напишем функцию <text:span text:style-name="T96">usbDriverDescriptor</text:span>, выясняющую интересующий <text:span text:style-name="T92">хоста </text:span>дескриптор. Находится интересующая нас информация в следующем байте запроса, после собственно USBRQ_GET_DESCRIPTOR. Основные дескрипторы, которые мы будем обрабатывать, это:</text:p>
      <text:p text:style-name="P59">USBDESCR_DEVICE — общее описание девайса: <text:span text:style-name="T119">тип</text:span> протокола USB <text:span text:style-name="T119">(1.1 в нашем случае)</text:span>, тип устройства, производитель, номер устройства и т. п.</text:p>
      <text:p text:style-name="P59">USBDESCR_CONFIG — конфигурация, то есть типы конечных точек, потребляемый ток <text:span text:style-name="T70">и т. п.</text:span></text:p>
      <text:p text:style-name="P59">USBDESCR_STRING — <text:span text:style-name="T70">строковые описания устройства, производителя и версии.</text:span></text:p>
      <text:p text:style-name="P60"><text:tab/>Прошиваем, запускаем и видим, что хост много раз пытается выяснить <text:span text:style-name="T69">USBDESCR_DEVICE, терпит неудачу, после чего даже не пытается задать остальные вопросы.</text:span></text:p>
      <text:p text:style-name="P60"/>
      <text:h text:style-name="P95" text:outline-level="1"><text:span text:style-name="T112">Шаг</text:span> 15. Заполняем анкетные данные</text:h>
      <text:p text:style-name="P61"><text:tab/>Здесь придется единоразово внести большое количество изменений. Во-первых, надо заполнить структуру описания устройства. Описывать все ее поля не буду, лучше возьмем какую-то более-менее стандартную, например, HID, благо для использования не потребуется драйверов, <text:span text:style-name="T71">да и сам протокол обмена не слишком сложный. Среди прочего надо указать Vendor ID и Product ID, которые выдаются только разработчиками стандарта USB, причем за весьма солидную плату. К счастью, авторы vusb приобрели несколько штук и разрешили пользоваться всем желающим при соблюдении соответствующих условий.</text:span></text:p>
      <text:p text:style-name="P75">Местом для хранения структуры возьмем, разумеется, флеш-память контроллера. Как было сказано выше, у одного устройства может быть несколько дескрипторов, плюс еще строковые значения, так что указатель именно на интересующий нас (точнее, хоста) <text:span text:style-name="T119">кусок памяти</text:span> запишем в переменную <text:span text:style-name="T103">usbMsgPtr</text:span>, а размер — в переменную <text:span text:style-name="T103">len</text:span>, которую <text:span text:style-name="T92">впоследствии </text:span>передадим в <text:span text:style-name="T103">usbMsgLen</text:span>. Размер дескриптора <text:span text:style-name="T119">устройства </text:span>у нас (да и у всех остальных устройств) составляет 18 байт, тогда как в буфер помещается только 8. Значит, будем передавать по частям, в 3 этапа. <text:span text:style-name="T93">Если же во время чтения произошла какая-то ошибка, пошлем STALL.</text:span></text:p>
      <text:p text:style-name="P75"><text:span text:style-name="T72"><text:tab/>Для чтения данных из флеша в буфер передачи используется функция </text:span><text:span text:style-name="T102">usbDeviceRead</text:span><text:span text:style-name="T72">. Помимо собственно чтения, с которым справилась бы и стандартная </text:span><text:span text:style-name="T102">memcpy_P</text:span><text:span text:style-name="T72">, мы обеспечиваем возможность расширения функционала до чтения из оперативной памяти и других источников, юзерского кода, например.</text:span></text:p>
      <text:p text:style-name="P62"><text:tab/>Еще стоит отметить, что теперь поле данных не пустое, а значит, и контрольную сумму придется считать честно. Эта операция <text:span text:style-name="T94">достаточно стандартная, да и</text:span> вызываться <text:span text:style-name="T94">будет</text:span> довольно часто, поэтому имеет смысл вынести ее в ассемблерный код.</text:p>
      <text:p text:style-name="P62">Также важно не забыть передавать длину сообщения, которая раньше нас не интересовала, между функциями.</text:p>
      <text:p text:style-name="P89">Теоретическая вставка</text:p>
      <text:p text:style-name="Quotations"><text:soft-page-break/><text:tab/>Отдельные PID`ы для DATA0 и DATA1 используются для дополнительной защиты от ошибок передачи. Эти PID`ы при нормальной передаче должны чередоваться, так что если встречается два нулевых или два первых подряд, значит что-то пошло не так и надо <text:span text:style-name="T94">это</text:span> исправлять.</text:p>
      <text:p text:style-name="P18"/>
      <text:p text:style-name="P18"><text:tab/>Когда мы передавали единственный пустой пакет данных, чередование DATA0 / DATA1 нас не интересовал<text:span text:style-name="T94">о (как не интересовало и не будет интересовать при приеме)</text:span>, но теперь первая же посылка, дескриптор, занимает аж 3 пакета, значит придется добавить чередование. Для этого применяется операция XOR сначала с одним <text:span text:style-name="T94">PID`ом</text:span>, потом с другим. <text:tab/>Как можно понять из определения операции, ее двойное применение равнозначно возвращению в исходное состояние, причем несколько XOR`ов друг другу не мешают. Если первый пакет имел PID равный DATA1, то наложение XOR с тем же PID приведет к обнулению, а наложение XOR с DATA0 доведет изменение до конца.</text:p>
      <text:p text:style-name="P63"><text:span text:style-name="T8"><text:tab/>Прошивка устройства этим кодом дает понять, что хоста ответ удовлетворил, и теперь он запрашивает </text:span><text:span text:style-name="T15">USBDESCR_CONFIG.</text:span></text:p>
      <text:p text:style-name="P19"/>
      <text:h text:style-name="P95" text:outline-level="1"><text:span text:style-name="T31">Шаг</text:span><text:span text:style-name="T8"> 16. </text:span><text:span text:style-name="T16">Наконец-то устройство!</text:span></text:h>
      <text:p text:style-name="P64"><text:span text:style-name="T8"><text:tab/>Обработка запроса </text:span><text:span text:style-name="T15">USBDESCR_CONFIG </text:span><text:span text:style-name="T8">ничем принципиально не отличается от <text:s/></text:span><text:span text:style-name="T15">USBDESCR_DEVICE. </text:span><text:span text:style-name="T8">Просто добавляем новый дескриптор (он уже менее стандартный, но описывать его я все равно не буду) и отсылаем. И наше устройство, наконец-то определяется системой именно как USB-устройство, а не просто непонятная кривулька, дрыгающая линиями D+, D-.</text:span></text:p>
      <text:p text:style-name="P64"><text:span text:style-name="T8"><text:tab/>Раз уж добавление дескрипторов оказалось такой простой задачей, добавим еще и все строковые описания: устройства, производителя, версию </text:span><text:span text:style-name="T17">и язык</text:span><text:span text:style-name="T8">. Строки различаются по номерам, указанным в трех предпоследних байтах</text:span><text:span text:style-name="T15"> </text:span><text:span text:style-name="T8">дескриптора устройства </text:span><text:span text:style-name="T27">(нулевой номер соответствует списку языков, который не совсем строка)</text:span><text:span text:style-name="T8">. </text:span><text:span text:style-name="T23">Стоит отметить, что для строк используется кодировка UTF-16, то есть каждый символ кодируется двумя байтами. Что помешало разработчикам стандарта USB использовать стандартную и удобную UTF-8 мне неизвестно.</text:span></text:p>
      <text:p text:style-name="P78"><text:span text:style-name="T23"><text:tab/>В </text:span><text:span text:style-name="T8">случае vusb наличие этих строк не просто приятная особенность, позволяющая просто по выводу lsusb определить что же подключено. Доступных свободно пар VID, PID у нас не так уж много, поэтому отличить устройство именно по ним не выйдет. А вот ограничений на формат строк описания мне неизвестно, поэтому искать нужное устройство будем по паре VID, PID, а потом уточнять наше — не наше </text:span><text:span text:style-name="T34">именно </text:span><text:span text:style-name="T8">по строковым описаниям.</text:span></text:p>
      <text:p text:style-name="P78"><text:span text:style-name="T17"><text:tab/>Кстати, часть данных отправляется уже не через устройство в целом, а через первую конечную точку (других у нас и нет). </text:span><text:span text:style-name="T18">Об этом говорит хост при передаче SETUP: как мы помним, он передает не только адрес устройства на шине, но и адрес конечной точки. Если это 0, то обращение идет к устройству в целом, а если нет — то к точке с соответствующим номером. Собственно, с момента запроса дескриптора конфигурации, общение в основном будет идти через точку, указанную там.</text:span></text:p>
      <text:p text:style-name="P20"><text:tab/>Вот теперь устройство отображается в системе как положено.</text:p>
      <text:p text:style-name="P21"/>
      <text:h text:style-name="P95" text:outline-level="1"><text:span text:style-name="T112">Шаг</text:span> 17. <text:span text:style-name="T94">Устройство становится человечнее (HID)</text:span></text:h>
      <text:p text:style-name="P89">теоретическая вставка</text:p>
      <text:p text:style-name="Quotations"><text:span text:style-name="T18"><text:tab/>H</text:span><text:span text:style-name="T8">ID — human interface device, специальный тип устройств, предназначенный прежде всего для взаимодействия с человеком, с учетом его </text:span><text:span text:style-name="T27">технических </text:span><text:span text:style-name="T8">ограничений. То есть для HID важнее скорость реакции, но не объем передаваемых данных или скорость. Кроме того, упор делался на стандартизацию стандартных устройств, чтобы при подключении, скажем, мышки, не пришлось устанавливать специальные драйвера от производителя. Ну и упрощение «мозга» устройств тоже было важным моментом. В результате при разработке стандарта HID решили пожертвовать скоростью обмена (для low-speed она составляет всего </text:span><text:soft-page-break/><text:span text:style-name="T8">лишь около 800 байт в секунду), но отсутствие необходимости в специальных драйверах компенсирует многое.</text:span></text:p>
      <text:p text:style-name="P91"/>
      <text:p text:style-name="P65"><text:span text:style-name="T8"><text:tab/>Для общени</text:span><text:span text:style-name="T27">я</text:span><text:span text:style-name="T8"> по протоколу HID придется завести еще один дескриптор, передавая его по запросу USBDESCR_HID_REPORT. Поскольку реализация конкретного устройства не привязана к ядру библиотеки vusb, ее стоит отдать на откуп пользователю. Так, </text:span><text:span text:style-name="T27">для </text:span><text:span text:style-name="T8">функции </text:span><text:span text:style-name="T37">usbDriverSetup</text:span><text:span text:style-name="T8"> </text:span><text:span text:style-name="T19">(стандартные запросы) появляется </text:span><text:span text:style-name="T27">параллельная </text:span><text:span text:style-name="T38">usbFunctionSetup</text:span><text:span text:style-name="T19"> (юзерские запросы). Кроме того, раньше мы использовали только пакеты SETUP, но теперь надо сделать отдельный обработчик для пакетов OUT. Системные данные через них не передаются, так что </text:span><text:span text:style-name="T35">принятое </text:span><text:span text:style-name="T27">буд</text:span><text:span text:style-name="T35">е</text:span><text:span text:style-name="T27">т отправлен</text:span><text:span text:style-name="T35">о</text:span><text:span text:style-name="T27"> напрямую в </text:span><text:span text:style-name="T19">юзерский код, точнее, в функцию </text:span><text:span text:style-name="T38">usbFunctionWrite</text:span><text:span text:style-name="T19">.</text:span></text:p>
      <text:p text:style-name="P66"><text:span text:style-name="T8">Доработать функцию чтения тоже придется, </text:span><text:span text:style-name="T21">дополнив </text:span><text:span text:style-name="T39">usbDeviceRead</text:span><text:span text:style-name="T20"> </text:span><text:span text:style-name="T21">альтернативой </text:span><text:span text:style-name="T40">usbFunctionRead</text:span><text:span text:style-name="T21">, которая вместо дескрипторов и тому подобного заполняет буфер передачи юзерскими данными.</text:span><text:span text:style-name="T20"> </text:span><text:span text:style-name="T21">Чтобы код знал, какую из альтернатив запускать, в функции <text:s/></text:span><text:span text:style-name="T37">usbFunctionSetup</text:span><text:span text:style-name="T8"> </text:span><text:span text:style-name="T21">взводится (</text:span><text:span text:style-name="T27">или не взводится, если не</text:span><text:span text:style-name="T21"> нужен) специальный флажок USB_FLG_USE_USER_RW, а в <text:s/></text:span><text:span text:style-name="T42">usbDriverSetu</text:span><text:span text:style-name="T18">p </text:span><text:span text:style-name="T21">он безоговорочно с</text:span><text:span text:style-name="T27">б</text:span><text:span text:style-name="T21">расывается.</text:span></text:p>
      <text:p text:style-name="P67"><text:span text:style-name="T8"><text:tab/></text:span><text:span text:style-name="T35">П</text:span><text:span text:style-name="T8">олезный функционал устройства — мигалка диодами и опрос кнопки — осуществляются именно в </text:span><text:span text:style-name="T38">usbFunctionWrite</text:span><text:span text:style-name="T19"> </text:span><text:span text:style-name="T8">и </text:span><text:span text:style-name="T37">usbFunctionRead</text:span><text:span text:style-name="T8">. </text:span><text:span text:style-name="T21">Просто анализируем пришедшие данные и работаем с </text:span><text:span text:style-name="T35">кнопкой и светодиодами</text:span><text:span text:style-name="T21">. Единственная сложность — данные могут прийти </text:span><text:span text:style-name="T35">в несколько этапов</text:span><text:span text:style-name="T21">, так что </text:span><text:span text:style-name="T35">их</text:span><text:span text:style-name="T21"> придется склеивать из кусочков.</text:span></text:p>
      <text:p text:style-name="P68"><text:span text:style-name="T8"><text:tab/>Напоследок подчистим прочие стандартные запросы </text:span><text:span text:style-name="T22">в </text:span><text:span text:style-name="T41">usbDriverSetup</text:span><text:span text:style-name="T22">.</text:span></text:p>
      <text:p text:style-name="P22"/>
      <text:h text:style-name="P95" text:outline-level="1"><text:span text:style-name="T112">Шаг</text:span> 18. Общаемся с железкой</text:h>
      <text:p text:style-name="P23"><text:tab/>Устройство готово, но чтобы его проверить до конца, надо научиться посылать ему запросы и получать ответы. <text:span text:style-name="T73">Поскольку устройство у нас HID, писать драйвер не придется, можно ограничиться программой, запускаемой с правами обычного пользователя (но вот права доступа к самому устройству в udev прописать все-таки придется). К сожалению, кроссплатформенной библиотеки под эту задачу я не нашел, пришлось писать свою. Подробно расписывать ее работу особого смысла не вижу, кому будет интересно, разберется по коду, либо воспользуется без подробного изучения.</text:span></text:p>
      <text:p text:style-name="P24"><text:tab/>Теперь устройство успешно распознается операционной системой и реагирует на посылаемые байты.</text:p>
      <text:p text:style-name="P24"/>
      <text:h text:style-name="P95" text:outline-level="1"><text:span text:style-name="T112">Шаг</text:span> 19. Сравниваем с vusb</text:h>
      <text:p text:style-name="P31"><text:tab/>Чтобы получить оригинальный код vusb осталось разделить наши три файла на части по смыслу и густо обмазать механизмами переносимости, защиты и универсальности.</text:p>
      <text:p text:style-name="P31"><text:span text:style-name="T96">drvasm.S</text:span> делится на частото-независимые <text:span text:style-name="T96">usbdrvasm.S</text:span> и <text:span text:style-name="T96">asmcommon.inc</text:span>, а также частото-зависимый, один на выбор, <text:span text:style-name="T96">usbdrvasm12.inc</text:span> — <text:span text:style-name="T96">usbdrvasm20.inc</text:span>.</text:p>
      <text:p text:style-name="P31"><text:span text:style-name="T96">main.c</text:span> делится на собственно <text:span text:style-name="T96">main.c</text:span> (юзерский код) и <text:span text:style-name="T96">usbdrv.c</text:span> (ядро библиотеки vusb)</text:p>
      <text:p text:style-name="P31"><text:span text:style-name="T96">usbconfig.h</text:span> тонким слоем размазывается между предыдущими (некоторые объявления нужны только конкретному файлу), но основная суть, настройка конфигурации, остается в <text:span text:style-name="T96">usbconfig.h</text:span>.</text:p>
      <text:p text:style-name="P24"/>
      <text:h text:style-name="Heading_20_1" text:outline-level="1">Заключение</text:h>
      <text:p text:style-name="P77"><text:span text:style-name="T8"><text:tab/>В отличие от оригинальной библиотеки vusb, наша версия состоит из одного файла на Си и одного на Ассемблере, не считая констант, общих для обоих файлов. Кроме того, не</text:span><text:span text:style-name="T28">льзя поменять частоту кварца</text:span><text:span text:style-name="T8">, </text:span><text:span text:style-name="T28">конечная точка всего одна</text:span><text:span text:style-name="T8"> и т. п. Впрочем, целью работы являлось не это, а пошаговое написание простого устройства, определяемого системой как USB-HID. Разделение на файлы, добавление других частот, </text:span><text:span text:style-name="T29">коррекция частоты, добавление других конечных точек и прочие плюшки уже реализованы в оригинальной vusb, либо могут быть </text:span><text:soft-page-break/><text:span text:style-name="T29">допилены самостоятельно, благо теперь, надеюсь, назначение каждого элемента кода стало понятнее.</text:span></text:p>
      <text:p text:style-name="P33"/>
      <text:h text:style-name="Heading_20_1" text:outline-level="1"><text:span text:style-name="T29">И</text:span><text:span text:style-name="T8">спользованная литература </text:span><text:span text:style-name="T30">и полезные ссылки</text:span></text:h>
      <text:p text:style-name="P79"><text:a xlink:type="simple" xlink:href="https://www.obdev.at/products/vusb/index.html" text:style-name="Internet_20_link" text:visited-style-name="Visited_20_Internet_20_Link"><text:span text:style-name="T8">https://www.obdev.at/products/vusb/index.html</text:span></text:a><text:span text:style-name="T8"> </text:span><text:span text:style-name="T30">(оф сайт vusb)</text:span></text:p>
      <text:p text:style-name="P79"><text:a xlink:type="simple" xlink:href="http://microsin.net/programming/arm-working-with-usb/usb-in-a-nutshell-part1.html" text:style-name="Internet_20_link" text:visited-style-name="Visited_20_Internet_20_Link"><text:span text:style-name="T8">http://microsin.net/programming/arm-working-with-usb/usb-in-a-nutshell-part1.html</text:span></text:a></text:p>
      <text:p text:style-name="P79"><text:span text:style-name="T8">Агуров П.В. </text:span><text:span text:style-name="T36">Интерфейсы USB: Практика использования и программирования</text:span></text:p>
      <text:p text:style-name="P79"><text:a xlink:type="simple" xlink:href="https://radiohlam.ru/tag/usb/" text:style-name="Internet_20_link" text:visited-style-name="Visited_20_Internet_20_Link"><text:span text:style-name="T8">https://radiohlam.ru/tag/usb/</text:span></text:a></text:p>
      <text:p text:style-name="P79"><text:a xlink:type="simple" xlink:href="http://we.easyelectronics.ru/electro-and-pc/usb-dlya-avr-chast-1-vvodnaya.html" text:style-name="Internet_20_link" text:visited-style-name="Visited_20_Internet_20_Link"><text:span text:style-name="T8">http://we.easyelectronics.ru/electro-and-pc/usb-dlya-avr-chast-1-vvodnaya.html</text:span></text:a></text:p>
      <text:p text:style-name="P79"><text:a xlink:type="simple" xlink:href="http://usb.fober.net/cat/teoriya/" text:style-name="Internet_20_link" text:visited-style-name="Visited_20_Internet_20_Link"><text:span text:style-name="T8">http://usb.fober.net/cat/teoriy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FreeMono" svg:font-family="Free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Standard">
      <style:text-properties style:font-name="FreeMono" fo:font-family="FreeMono" style:font-style-name="Обычный" style:font-family-generic="modern" style:font-pitch="fixed" fo:font-size="10pt" fo:font-weight="bold" officeooo:rsid="00336b8b"/>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7:37:24.462251138</meta:creation-date>
    <meta:generator>LibreOffice/6.1.5.2$Linux_X86_64 LibreOffice_project/10$Build-2</meta:generator>
    <dc:date>2019-07-21T12:57:00.531415901</dc:date>
    <meta:editing-duration>PT10H42M28S</meta:editing-duration>
    <meta:editing-cycles>30</meta:editing-cycles>
    <meta:document-statistic meta:table-count="7" meta:image-count="0" meta:object-count="0" meta:page-count="15" meta:paragraph-count="370" meta:word-count="6987" meta:character-count="47025" meta:non-whitespace-character-count="39769"/>
  </office:meta>
</office:document-meta>
</file>